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99cm" fo:margin-left="1.281cm" table:align="left" fo:background-color="transparent">
        <style:background-image/>
      </style:table-properties>
    </style:style>
    <style:style style:name="Table1.A" style:family="table-column">
      <style:table-column-properties style:column-width="1.005cm"/>
    </style:style>
    <style:style style:name="Table1.C" style:family="table-column">
      <style:table-column-properties style:column-width="0.979cm"/>
    </style:style>
    <style:style style:name="Table1.A1" style:family="table-cell">
      <style:table-cell-properties style:vertical-align="middle" fo:padding="0.097cm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3" style:family="table">
      <style:table-properties style:width="2.99cm" fo:margin-left="1.281cm" table:align="left" fo:background-color="transparent">
        <style:background-image/>
      </style:table-properties>
    </style:style>
    <style:style style:name="Table3.A" style:family="table-column">
      <style:table-column-properties style:column-width="1.005cm"/>
    </style:style>
    <style:style style:name="Table3.C" style:family="table-column">
      <style:table-column-properties style:column-width="0.979cm"/>
    </style:style>
    <style:style style:name="Table3.A1" style:family="table-cell">
      <style:table-cell-properties style:vertical-align="middle" fo:padding="0.097cm" fo:border="none"/>
    </style:style>
    <style:style style:name="Table3.3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2.99cm" fo:margin-left="1.281cm" table:align="left" fo:background-color="transparent">
        <style:background-image/>
      </style:table-properties>
    </style:style>
    <style:style style:name="Table2.A" style:family="table-column">
      <style:table-column-properties style:column-width="1.005cm"/>
    </style:style>
    <style:style style:name="Table2.C" style:family="table-column">
      <style:table-column-properties style:column-width="0.979cm"/>
    </style:style>
    <style:style style:name="Table2.A1" style:family="table-cell">
      <style:table-cell-properties style:vertical-align="middle" fo:padding="0.097cm" fo:border="none"/>
    </style:style>
    <style:style style:name="Table2.3" style:family="table-row">
      <style:table-row-properties fo:background-color="transparent">
        <style:background-image/>
      </style:table-row-properties>
    </style:style>
    <style:style style:name="Table4" style:family="table">
      <style:table-properties style:width="2.99cm" fo:margin-left="1.281cm" table:align="left" fo:background-color="transparent">
        <style:background-image/>
      </style:table-properties>
    </style:style>
    <style:style style:name="Table4.A" style:family="table-column">
      <style:table-column-properties style:column-width="1.005cm"/>
    </style:style>
    <style:style style:name="Table4.C" style:family="table-column">
      <style:table-column-properties style:column-width="0.979cm"/>
    </style:style>
    <style:style style:name="Table4.A1" style:family="table-cell">
      <style:table-cell-properties style:vertical-align="middle" fo:padding="0.097cm" fo:border="none"/>
    </style:style>
    <style:style style:name="Table4.3" style:family="table-row">
      <style:table-row-properties fo:background-color="transparent">
        <style:background-image/>
      </style:table-row-properties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5" style:family="table">
      <style:table-properties style:width="2.99cm" fo:margin-left="1.281cm" table:align="left" fo:background-color="transparent">
        <style:background-image/>
      </style:table-properties>
    </style:style>
    <style:style style:name="Table5.A" style:family="table-column">
      <style:table-column-properties style:column-width="1.005cm"/>
    </style:style>
    <style:style style:name="Table5.C" style:family="table-column">
      <style:table-column-properties style:column-width="0.979cm"/>
    </style:style>
    <style:style style:name="Table5.A1" style:family="table-cell">
      <style:table-cell-properties style:vertical-align="middle" fo:padding="0.097cm" fo:border="none"/>
    </style:style>
    <style:style style:name="Table5.3" style:family="table-row">
      <style:table-row-properties fo:background-color="transparent">
        <style:background-image/>
      </style:table-row-properties>
    </style:style>
    <style:style style:name="Table7" style:family="table">
      <style:table-properties style:width="2.99cm" fo:margin-left="1.281cm" table:align="left" fo:background-color="transparent">
        <style:background-image/>
      </style:table-properties>
    </style:style>
    <style:style style:name="Table7.A" style:family="table-column">
      <style:table-column-properties style:column-width="1.005cm"/>
    </style:style>
    <style:style style:name="Table7.C" style:family="table-column">
      <style:table-column-properties style:column-width="0.979cm"/>
    </style:style>
    <style:style style:name="Table7.A1" style:family="table-cell">
      <style:table-cell-properties style:vertical-align="middle" fo:padding="0.097cm" fo:border="none"/>
    </style:style>
    <style:style style:name="Table7.3" style:family="table-row">
      <style:table-row-properties fo:background-color="transparent">
        <style:background-image/>
      </style:table-row-properties>
    </style:style>
    <style:style style:name="Table8" style:family="table">
      <style:table-properties style:width="2.99cm" fo:margin-left="1.281cm" table:align="left" fo:background-color="transparent">
        <style:background-image/>
      </style:table-properties>
    </style:style>
    <style:style style:name="Table8.A" style:family="table-column">
      <style:table-column-properties style:column-width="1.005cm"/>
    </style:style>
    <style:style style:name="Table8.C" style:family="table-column">
      <style:table-column-properties style:column-width="0.979cm"/>
    </style:style>
    <style:style style:name="Table8.A1" style:family="table-cell">
      <style:table-cell-properties style:vertical-align="middle" fo:padding="0.097cm" fo:border="none"/>
    </style:style>
    <style:style style:name="Table8.3" style:family="table-row">
      <style:table-row-properties fo:background-color="transparent">
        <style:background-image/>
      </style:table-row-properties>
    </style:style>
    <style:style style:name="Table9" style:family="table">
      <style:table-properties style:width="2.99cm" fo:margin-left="1.281cm" table:align="left" fo:background-color="transparent">
        <style:background-image/>
      </style:table-properties>
    </style:style>
    <style:style style:name="Table9.A" style:family="table-column">
      <style:table-column-properties style:column-width="1.005cm"/>
    </style:style>
    <style:style style:name="Table9.C" style:family="table-column">
      <style:table-column-properties style:column-width="0.979cm"/>
    </style:style>
    <style:style style:name="Table9.A1" style:family="table-cell">
      <style:table-cell-properties style:vertical-align="middle" fo:padding="0.097cm" fo:border="none"/>
    </style:style>
    <style:style style:name="Table9.3" style:family="table-row">
      <style:table-row-properties fo:background-color="transparent">
        <style:background-image/>
      </style:table-row-properties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2.99cm" fo:margin-left="1.281cm" table:align="left" fo:background-color="transparent">
        <style:background-image/>
      </style:table-properties>
    </style:style>
    <style:style style:name="Table11.A" style:family="table-column">
      <style:table-column-properties style:column-width="1.005cm"/>
    </style:style>
    <style:style style:name="Table11.C" style:family="table-column">
      <style:table-column-properties style:column-width="0.979cm"/>
    </style:style>
    <style:style style:name="Table11.A1" style:family="table-cell">
      <style:table-cell-properties style:vertical-align="middle" fo:padding="0.097cm" fo:border="none"/>
    </style:style>
    <style:style style:name="Table11.3" style:family="table-row">
      <style:table-row-properties fo:background-color="transparent">
        <style:background-image/>
      </style:table-row-properties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5.667cm" style:rel-column-width="21845*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2.99cm" fo:margin-left="1.281cm" table:align="left" fo:background-color="transparent">
        <style:background-image/>
      </style:table-properties>
    </style:style>
    <style:style style:name="Table13.A" style:family="table-column">
      <style:table-column-properties style:column-width="1.005cm"/>
    </style:style>
    <style:style style:name="Table13.C" style:family="table-column">
      <style:table-column-properties style:column-width="0.979cm"/>
    </style:style>
    <style:style style:name="Table13.A1" style:family="table-cell">
      <style:table-cell-properties style:vertical-align="middle" fo:padding="0.097cm" fo:border="none"/>
    </style:style>
    <style:style style:name="Table13.3" style:family="table-row">
      <style:table-row-properties fo:background-color="transparent">
        <style:background-image/>
      </style:table-row-properties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4.249cm" style:rel-column-width="16383*"/>
    </style:style>
    <style:style style:name="Table14.B" style:family="table-column">
      <style:table-column-properties style:column-width="4.251cm" style:rel-column-width="16384*"/>
    </style:style>
    <style:style style:name="Table14.D" style:family="table-column">
      <style:table-column-properties style:column-width="4.251cm" style:rel-column-width="16385*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2.99cm" fo:margin-left="1.281cm" table:align="left" fo:background-color="transparent">
        <style:background-image/>
      </style:table-properties>
    </style:style>
    <style:style style:name="Table15.A" style:family="table-column">
      <style:table-column-properties style:column-width="1.005cm"/>
    </style:style>
    <style:style style:name="Table15.C" style:family="table-column">
      <style:table-column-properties style:column-width="0.979cm"/>
    </style:style>
    <style:style style:name="Table15.A1" style:family="table-cell">
      <style:table-cell-properties style:vertical-align="middle" fo:padding="0.097cm" fo:border="none"/>
    </style:style>
    <style:style style:name="Table15.3" style:family="table-row">
      <style:table-row-properties fo:background-color="transparent">
        <style:background-image/>
      </style:table-row-properties>
    </style:style>
    <style:style style:name="Table16" style:family="table">
      <style:table-properties style:width="6.006cm" fo:margin-left="1.254cm" table:align="left"/>
    </style:style>
    <style:style style:name="Table16.A" style:family="table-column">
      <style:table-column-properties style:column-width="1.005cm"/>
    </style:style>
    <style:style style:name="Table16.B" style:family="table-column">
      <style:table-column-properties style:column-width="1.984cm"/>
    </style:style>
    <style:style style:name="Table16.C" style:family="table-column">
      <style:table-column-properties style:column-width="3.016cm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6.006cm" fo:margin-left="1.254cm" table:align="left"/>
    </style:style>
    <style:style style:name="Table17.A" style:family="table-column">
      <style:table-column-properties style:column-width="1.005cm"/>
    </style:style>
    <style:style style:name="Table17.B" style:family="table-column">
      <style:table-column-properties style:column-width="1.984cm"/>
    </style:style>
    <style:style style:name="Table17.C" style:family="table-column">
      <style:table-column-properties style:column-width="3.016cm"/>
    </style:style>
    <style:style style:name="Table17.A1" style:family="table-cell">
      <style:table-cell-properties fo:padding="0.097cm" fo:border="none"/>
    </style:style>
    <style:style style:name="Table18" style:family="table">
      <style:table-properties style:width="2.99cm" fo:margin-left="1.254cm" table:align="left"/>
    </style:style>
    <style:style style:name="Table18.A" style:family="table-column">
      <style:table-column-properties style:column-width="1.005cm"/>
    </style:style>
    <style:style style:name="Table18.B" style:family="table-column">
      <style:table-column-properties style:column-width="1.984cm"/>
    </style:style>
    <style:style style:name="Table18.A1" style:family="table-cell">
      <style:table-cell-properties fo:padding="0.097cm" fo:border="none"/>
    </style:style>
    <style:style style:name="Table19" style:family="table">
      <style:table-properties style:width="2.99cm" fo:margin-left="1.254cm" table:align="left"/>
    </style:style>
    <style:style style:name="Table19.A" style:family="table-column">
      <style:table-column-properties style:column-width="1.005cm"/>
    </style:style>
    <style:style style:name="Table19.B" style:family="table-column">
      <style:table-column-properties style:column-width="1.984cm"/>
    </style:style>
    <style:style style:name="Table19.A1" style:family="table-cell">
      <style:table-cell-properties fo:padding="0.097cm" fo:border="none"/>
    </style:style>
    <style:style style:name="Table20" style:family="table">
      <style:table-properties style:width="6.006cm" fo:margin-left="1.254cm" table:align="left"/>
    </style:style>
    <style:style style:name="Table20.A" style:family="table-column">
      <style:table-column-properties style:column-width="1.005cm"/>
    </style:style>
    <style:style style:name="Table20.B" style:family="table-column">
      <style:table-column-properties style:column-width="1.984cm"/>
    </style:style>
    <style:style style:name="Table20.C" style:family="table-column">
      <style:table-column-properties style:column-width="3.016cm"/>
    </style:style>
    <style:style style:name="Table20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color="#004586" fo:font-size="13pt" officeooo:paragraph-rsid="001b5658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color="#004586" fo:font-size="13pt" officeooo:paragraph-rsid="0021c198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color="#004586" fo:font-size="13pt" officeooo:paragraph-rsid="00225613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color="#004586" fo:font-size="13pt" officeooo:paragraph-rsid="0029529e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color="#004586" fo:font-size="13pt" officeooo:paragraph-rsid="002a28ff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color="#004586" fo:font-size="13pt" officeooo:paragraph-rsid="003009af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color="#004586" fo:font-size="13pt" officeooo:paragraph-rsid="00315411" style:font-size-asian="13pt" style:font-size-complex="13pt"/>
    </style:style>
    <style:style style:name="P8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1b5658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21c198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225613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29529e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2a28ff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3009af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color="#004586" fo:font-size="13pt" officeooo:rsid="005da3a5" officeooo:paragraph-rsid="00315411" style:font-size-asian="13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color="#004586" fo:font-size="13pt" officeooo:rsid="005da3a5" officeooo:paragraph-rsid="00374790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color="#004586" fo:font-size="13pt" officeooo:rsid="001c5efb" officeooo:paragraph-rsid="001c5efb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color="#004586" fo:font-size="13pt" officeooo:rsid="001c5efb" officeooo:paragraph-rsid="0021c198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color="#004586" fo:font-size="13pt" officeooo:rsid="001c5efb" officeooo:paragraph-rsid="00225613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color="#004586" fo:font-size="13pt" officeooo:rsid="001c5efb" officeooo:paragraph-rsid="0029529e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color="#004586" fo:font-size="13pt" officeooo:rsid="001c5efb" officeooo:paragraph-rsid="002a28ff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color="#004586" fo:font-size="13pt" officeooo:rsid="001c5efb" officeooo:paragraph-rsid="003009af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color="#004586" fo:font-size="13pt" officeooo:rsid="001c5efb" officeooo:paragraph-rsid="00315411" style:font-size-asian="13pt" style:font-size-complex="13pt"/>
    </style:style>
    <style:style style:name="P23" style:family="paragraph" style:parent-style-name="Table_20_Contents">
      <style:paragraph-properties fo:text-align="start" style:justify-single-word="false"/>
      <style:text-properties fo:color="#004586" fo:font-size="13pt" officeooo:rsid="001c5efb" officeooo:paragraph-rsid="00374790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color="#004586" fo:font-size="13pt" officeooo:rsid="0021c198" officeooo:paragraph-rsid="0021c198" style:font-size-asian="13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fo:color="#004586" fo:font-size="13pt" officeooo:paragraph-rsid="00374790" style:font-size-asian="13pt" style:font-size-complex="13pt"/>
    </style:style>
    <style:style style:name="P26" style:family="paragraph" style:parent-style-name="Table_20_Contents">
      <style:text-properties fo:font-size="13pt" style:font-size-asian="13pt" style:font-size-complex="13pt"/>
    </style:style>
    <style:style style:name="P27" style:family="paragraph" style:parent-style-name="Table_20_Contents">
      <style:text-properties fo:font-size="13pt" officeooo:paragraph-rsid="00315411" style:font-size-asian="13pt" style:font-size-complex="13pt"/>
    </style:style>
    <style:style style:name="P28" style:family="paragraph" style:parent-style-name="Table_20_Contents">
      <style:text-properties fo:font-size="13pt" officeooo:paragraph-rsid="0032f9a4" style:font-size-asian="13pt" style:font-size-complex="13pt"/>
    </style:style>
    <style:style style:name="P29" style:family="paragraph" style:parent-style-name="Table_20_Contents">
      <style:paragraph-properties fo:text-align="start" style:justify-single-word="false"/>
      <style:text-properties fo:font-size="13pt" officeooo:paragraph-rsid="00374790" style:font-size-asian="13pt" style:font-size-complex="13pt"/>
    </style:style>
    <style:style style:name="P30" style:family="paragraph" style:parent-style-name="Text_20_body">
      <style:text-properties officeooo:paragraph-rsid="001ad90c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1c5efb" style:font-size-asian="13pt" style:font-weight-asian="normal" style:font-size-complex="13pt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21c198" style:font-size-asian="13pt" style:font-weight-asian="normal" style:font-size-complex="13pt" style:font-weight-complex="normal"/>
    </style:style>
    <style:style style:name="P33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225613" style:font-size-asian="13pt" style:font-weight-asian="normal" style:font-size-complex="13pt" style:font-weight-complex="normal"/>
    </style:style>
    <style:style style:name="P34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29529e" style:font-size-asian="13pt" style:font-weight-asian="normal" style:font-size-complex="13pt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2a28ff" style:font-size-asian="13pt" style:font-weight-asian="normal" style:font-size-complex="13pt" style:font-weight-complex="normal"/>
    </style:style>
    <style:style style:name="P36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3009af" style:font-size-asian="13pt" style:font-weight-asian="normal" style:font-size-complex="13pt" style:font-weight-complex="normal"/>
    </style:style>
    <style:style style:name="P37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5df977" officeooo:paragraph-rsid="00315411" style:font-size-asian="13pt" style:font-weight-asian="normal" style:font-size-complex="13pt" style:font-weight-complex="normal"/>
    </style:style>
    <style:style style:name="P38" style:family="paragraph" style:parent-style-name="Text_20_body">
      <style:paragraph-properties fo:margin-top="0cm" fo:margin-bottom="0cm" loext:contextual-spacing="false" fo:text-align="start" style:justify-single-word="false"/>
      <style:text-properties fo:color="#004586" fo:font-size="13pt" fo:font-weight="normal" officeooo:rsid="005df977" officeooo:paragraph-rsid="00374790" style:font-size-asian="13pt" style:font-weight-asian="normal" style:font-size-complex="13pt" style:font-weight-complex="normal"/>
    </style:style>
    <style:style style:name="P39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b07d9" officeooo:paragraph-rsid="001c5efb" style:font-size-asian="13pt" style:font-weight-asian="normal" style:font-size-complex="13pt" style:font-weight-complex="normal"/>
    </style:style>
    <style:style style:name="P40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b07d9" officeooo:paragraph-rsid="0021c198" style:font-size-asian="13pt" style:font-weight-asian="normal" style:font-size-complex="13pt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b07d9" officeooo:paragraph-rsid="00225613" style:font-size-asian="13pt" style:font-weight-asian="normal" style:font-size-complex="13pt" style:font-weight-complex="normal"/>
    </style:style>
    <style:style style:name="P42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b07d9" officeooo:paragraph-rsid="0029529e" style:font-size-asian="13pt" style:font-weight-asian="normal" style:font-size-complex="13pt" style:font-weight-complex="normal"/>
    </style:style>
    <style:style style:name="P43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b07d9" officeooo:paragraph-rsid="002a28ff" style:font-size-asian="13pt" style:font-weight-asian="normal" style:font-size-complex="13pt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b07d9" officeooo:paragraph-rsid="003009af" style:font-size-asian="13pt" style:font-weight-asian="normal" style:font-size-complex="13pt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/>
      <style:text-properties fo:color="#004586" fo:font-size="13pt" fo:font-weight="normal" officeooo:rsid="001b07d9" officeooo:paragraph-rsid="00315411" style:font-size-asian="13pt" style:font-weight-asian="normal" style:font-size-complex="13pt" style:font-weight-complex="normal"/>
    </style:style>
    <style:style style:name="P46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1d0187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1ad90c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29529e" style:font-size-asian="13pt" style:font-weight-asian="normal" style:font-size-complex="13pt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3009af" style:font-size-asian="13pt" style:font-weight-asian="normal" style:font-size-complex="13pt" style:font-weight-complex="normal"/>
    </style:style>
    <style:style style:name="P50" style:family="paragraph" style:parent-style-name="Text_20_body">
      <style:paragraph-properties fo:margin-top="0cm" fo:margin-bottom="0cm" loext:contextual-spacing="false" fo:text-align="start" style:justify-single-word="false"/>
      <style:text-properties fo:color="#004586" fo:font-size="13pt" fo:font-weight="normal" officeooo:rsid="001b07d9" officeooo:paragraph-rsid="0029529e" style:font-size-asian="13pt" style:font-weight-asian="normal" style:font-size-complex="13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start" style:justify-single-word="false"/>
      <style:text-properties fo:color="#004586" fo:font-size="13pt" fo:font-weight="normal" officeooo:rsid="001b07d9" officeooo:paragraph-rsid="00315411" style:font-size-asian="13pt" style:font-weight-asian="normal" style:font-size-complex="13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fo:color="#004586" fo:font-size="13pt" fo:font-weight="normal" officeooo:rsid="001b07d9" officeooo:paragraph-rsid="0032f9a4" style:font-size-asian="13pt" style:font-weight-asian="normal" style:font-size-complex="13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fo:color="#004586" fo:font-size="13pt" fo:font-weight="normal" officeooo:rsid="001b07d9" officeooo:paragraph-rsid="00374790" style:font-size-asian="13pt" style:font-weight-asian="normal" style:font-size-complex="13pt" style:font-weight-complex="normal"/>
    </style:style>
    <style:style style:name="P54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374790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margin-top="0cm" fo:margin-bottom="0cm" loext:contextual-spacing="false"/>
      <style:text-properties fo:color="#004586" fo:font-size="13pt" fo:font-weight="normal" officeooo:rsid="001b07d9" officeooo:paragraph-rsid="00391bfe" style:font-size-asian="13pt" style:font-weight-asian="normal" style:font-size-complex="13pt" style:font-weight-complex="normal"/>
    </style:style>
    <style:style style:name="P56" style:family="paragraph" style:parent-style-name="Title">
      <style:text-properties officeooo:rsid="005da3a5" officeooo:paragraph-rsid="001ad90c"/>
    </style:style>
    <style:style style:name="P57" style:family="paragraph" style:parent-style-name="Text_20_body">
      <style:paragraph-properties fo:margin-top="0.101cm" fo:margin-bottom="0.101cm" loext:contextual-spacing="false"/>
      <style:text-properties fo:color="#004586" fo:font-size="13pt" fo:font-weight="normal" officeooo:rsid="001b07d9" officeooo:paragraph-rsid="00374790" style:font-size-asian="13pt" style:font-weight-asian="normal" style:font-size-complex="13pt" style:font-weight-complex="normal"/>
    </style:style>
    <style:style style:name="P58" style:family="paragraph" style:parent-style-name="Text_20_body">
      <style:paragraph-properties fo:margin-top="0.101cm" fo:margin-bottom="0.101cm" loext:contextual-spacing="false" fo:text-align="end" style:justify-single-word="false"/>
      <style:text-properties fo:color="#004586" fo:font-size="13pt" fo:font-weight="normal" officeooo:rsid="001b07d9" officeooo:paragraph-rsid="00374790" style:font-size-asian="13pt" style:font-weight-asian="normal" style:font-size-complex="13pt" style:font-weight-complex="normal"/>
    </style:style>
    <style:style style:name="P59" style:family="paragraph" style:parent-style-name="Text_20_body">
      <style:paragraph-properties fo:margin-top="0.101cm" fo:margin-bottom="0.101cm" loext:contextual-spacing="false" fo:text-align="end" style:justify-single-word="false"/>
      <style:text-properties fo:color="#004586" fo:font-size="13pt" fo:font-weight="normal" officeooo:rsid="001b07d9" officeooo:paragraph-rsid="00391bfe" style:font-size-asian="13pt" style:font-weight-asian="normal" style:font-size-complex="13pt" style:font-weight-complex="normal"/>
    </style:style>
    <style:style style:name="P60" style:family="paragraph" style:parent-style-name="Text_20_body">
      <style:paragraph-properties fo:margin-top="0.101cm" fo:margin-bottom="0.101cm" loext:contextual-spacing="false" fo:text-align="start" style:justify-single-word="false"/>
      <style:text-properties fo:color="#004586" fo:font-size="13pt" fo:font-weight="normal" officeooo:rsid="001b07d9" officeooo:paragraph-rsid="00374790" style:font-size-asian="13pt" style:font-weight-asian="normal" style:font-size-complex="13pt" style:font-weight-complex="normal"/>
    </style:style>
    <style:style style:name="P61" style:family="paragraph" style:parent-style-name="Text_20_body">
      <style:paragraph-properties fo:margin-top="0.101cm" fo:margin-bottom="0.101cm" loext:contextual-spacing="false"/>
      <style:text-properties style:font-name="Liberation Serif" fo:font-size="13pt" officeooo:paragraph-rsid="002e0bd6" style:font-size-asian="13pt" style:font-size-complex="13pt"/>
    </style:style>
    <style:style style:name="P62" style:family="paragraph" style:parent-style-name="Text_20_body">
      <style:paragraph-properties fo:margin-top="0.101cm" fo:margin-bottom="0.101cm" loext:contextual-spacing="false" fo:text-align="end" style:justify-single-word="false"/>
      <style:text-properties officeooo:paragraph-rsid="00391bfe"/>
    </style:style>
    <style:style style:name="P63" style:family="paragraph" style:parent-style-name="Heading_20_1">
      <style:text-properties fo:color="#004586" officeooo:paragraph-rsid="001ad90c"/>
    </style:style>
    <style:style style:name="P64" style:family="paragraph" style:parent-style-name="Standard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32f9a4" style:font-size-asian="13pt" style:font-weight-asian="normal" style:font-size-complex="13pt" style:font-weight-complex="normal"/>
    </style:style>
    <style:style style:name="P65" style:family="paragraph" style:parent-style-name="Standard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391bfe" style:font-size-asian="13pt" style:font-weight-asian="normal" style:font-size-complex="13pt" style:font-weight-complex="normal"/>
    </style:style>
    <style:style style:name="P66" style:family="paragraph" style:parent-style-name="Standard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54898c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margin-top="0cm" fo:margin-bottom="0cm" loext:contextual-spacing="false"/>
      <style:text-properties fo:color="#004586" fo:font-size="13pt" fo:font-weight="normal" officeooo:rsid="001b07d9" officeooo:paragraph-rsid="0055c5bf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margin-top="0cm" fo:margin-bottom="0cm" loext:contextual-spacing="false"/>
      <style:text-properties fo:color="#004586" fo:font-size="13pt" fo:font-weight="normal" officeooo:rsid="001b07d9" officeooo:paragraph-rsid="00575ae3" style:font-size-asian="13pt" style:font-weight-asian="normal" style:font-size-complex="13pt" style:font-weight-complex="normal"/>
    </style:style>
    <style:style style:name="P69" style:family="paragraph" style:parent-style-name="Standard" style:list-style-name="L1">
      <style:paragraph-properties fo:margin-top="0cm" fo:margin-bottom="0cm" loext:contextual-spacing="false"/>
      <style:text-properties officeooo:paragraph-rsid="0054898c"/>
    </style:style>
    <style:style style:name="P70" style:family="paragraph" style:parent-style-name="Standard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54898c" style:font-size-asian="13pt" style:font-weight-asian="normal" style:font-size-complex="13pt" style:font-weight-complex="normal"/>
    </style:style>
    <style:style style:name="P71" style:family="paragraph" style:parent-style-name="Standard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55c5bf" style:font-size-asian="13pt" style:font-weight-asian="normal" style:font-size-complex="13pt" style:font-weight-complex="normal"/>
    </style:style>
    <style:style style:name="P72" style:family="paragraph" style:parent-style-name="Text_20_body" style:list-style-name="L1">
      <style:paragraph-properties fo:margin-top="0cm" fo:margin-bottom="0cm" loext:contextual-spacing="false"/>
      <style:text-properties officeooo:paragraph-rsid="001ad90c"/>
    </style:style>
    <style:style style:name="P73" style:family="paragraph" style:parent-style-name="Text_20_body" style:list-style-name="L1">
      <style:paragraph-properties fo:margin-top="0cm" fo:margin-bottom="0cm" loext:contextual-spacing="false"/>
      <style:text-properties officeooo:paragraph-rsid="002b291a"/>
    </style:style>
    <style:style style:name="P74" style:family="paragraph" style:parent-style-name="Text_20_body" style:list-style-name="L1">
      <style:paragraph-properties fo:margin-top="0cm" fo:margin-bottom="0cm" loext:contextual-spacing="false"/>
      <style:text-properties officeooo:paragraph-rsid="002c3b87"/>
    </style:style>
    <style:style style:name="P75" style:family="paragraph" style:parent-style-name="Text_20_body" style:list-style-name="L1">
      <style:paragraph-properties fo:margin-top="0cm" fo:margin-bottom="0cm" loext:contextual-spacing="false"/>
      <style:text-properties officeooo:paragraph-rsid="0041b811"/>
    </style:style>
    <style:style style:name="P76" style:family="paragraph" style:parent-style-name="Text_20_body" style:list-style-name="L1">
      <style:paragraph-properties fo:margin-top="0cm" fo:margin-bottom="0cm" loext:contextual-spacing="false"/>
      <style:text-properties officeooo:paragraph-rsid="004444cb"/>
    </style:style>
    <style:style style:name="P77" style:family="paragraph" style:parent-style-name="Text_20_body" style:list-style-name="L1">
      <style:paragraph-properties fo:margin-top="0cm" fo:margin-bottom="0cm" loext:contextual-spacing="false"/>
      <style:text-properties officeooo:paragraph-rsid="00448a13"/>
    </style:style>
    <style:style style:name="P78" style:family="paragraph" style:parent-style-name="Text_20_body" style:list-style-name="L1">
      <style:paragraph-properties fo:margin-top="0cm" fo:margin-bottom="0cm" loext:contextual-spacing="false"/>
      <style:text-properties officeooo:paragraph-rsid="0048bf0f"/>
    </style:style>
    <style:style style:name="P79" style:family="paragraph" style:parent-style-name="Text_20_body" style:list-style-name="L1">
      <style:paragraph-properties fo:margin-top="0cm" fo:margin-bottom="0cm" loext:contextual-spacing="false"/>
      <style:text-properties officeooo:paragraph-rsid="004d35ea"/>
    </style:style>
    <style:style style:name="P80" style:family="paragraph" style:parent-style-name="Text_20_body" style:list-style-name="L1">
      <style:paragraph-properties fo:margin-top="0cm" fo:margin-bottom="0cm" loext:contextual-spacing="false"/>
      <style:text-properties fo:color="#004586" fo:font-weight="normal" officeooo:paragraph-rsid="001d0187" style:font-weight-asian="normal" style:font-weight-complex="normal"/>
    </style:style>
    <style:style style:name="P81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1ad90c" style:font-size-asian="13pt" style:font-weight-asian="normal" style:font-size-complex="13pt" style:font-weight-complex="normal"/>
    </style:style>
    <style:style style:name="P82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1d0187" style:font-size-asian="13pt" style:font-weight-asian="normal" style:font-size-complex="13pt" style:font-weight-complex="normal"/>
    </style:style>
    <style:style style:name="P83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1f20c4" style:font-size-asian="13pt" style:font-weight-asian="normal" style:font-size-complex="13pt" style:font-weight-complex="normal"/>
    </style:style>
    <style:style style:name="P84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21c198" style:font-size-asian="13pt" style:font-weight-asian="normal" style:font-size-complex="13pt" style:font-weight-complex="normal"/>
    </style:style>
    <style:style style:name="P85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2414af" style:font-size-asian="13pt" style:font-weight-asian="normal" style:font-size-complex="13pt" style:font-weight-complex="normal"/>
    </style:style>
    <style:style style:name="P86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29529e" style:font-size-asian="13pt" style:font-weight-asian="normal" style:font-size-complex="13pt" style:font-weight-complex="normal"/>
    </style:style>
    <style:style style:name="P87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2b291a" style:font-size-asian="13pt" style:font-weight-asian="normal" style:font-size-complex="13pt" style:font-weight-complex="normal"/>
    </style:style>
    <style:style style:name="P88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2eecd2" style:font-size-asian="13pt" style:font-weight-asian="normal" style:font-size-complex="13pt" style:font-weight-complex="normal"/>
    </style:style>
    <style:style style:name="P89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31190b" style:font-size-asian="13pt" style:font-weight-asian="normal" style:font-size-complex="13pt" style:font-weight-complex="normal"/>
    </style:style>
    <style:style style:name="P90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3009af" style:font-size-asian="13pt" style:font-weight-asian="normal" style:font-size-complex="13pt" style:font-weight-complex="normal"/>
    </style:style>
    <style:style style:name="P91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32f9a4" style:font-size-asian="13pt" style:font-weight-asian="normal" style:font-size-complex="13pt" style:font-weight-complex="normal"/>
    </style:style>
    <style:style style:name="P92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348038" style:font-size-asian="13pt" style:font-weight-asian="normal" style:font-size-complex="13pt" style:font-weight-complex="normal"/>
    </style:style>
    <style:style style:name="P93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41b811" style:font-size-asian="13pt" style:font-weight-asian="normal" style:font-size-complex="13pt" style:font-weight-complex="normal"/>
    </style:style>
    <style:style style:name="P94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4444cb" style:font-size-asian="13pt" style:font-weight-asian="normal" style:font-size-complex="13pt" style:font-weight-complex="normal"/>
    </style:style>
    <style:style style:name="P95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448a13" style:font-size-asian="13pt" style:font-weight-asian="normal" style:font-size-complex="13pt" style:font-weight-complex="normal"/>
    </style:style>
    <style:style style:name="P96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48bf0f" style:font-size-asian="13pt" style:font-weight-asian="normal" style:font-size-complex="13pt" style:font-weight-complex="normal"/>
    </style:style>
    <style:style style:name="P97" style:family="paragraph" style:parent-style-name="Text_20_body" style:list-style-name="L1">
      <style:paragraph-properties fo:margin-top="0cm" fo:margin-bottom="0cm" loext:contextual-spacing="false"/>
      <style:text-properties fo:color="#004586" fo:font-size="13pt" fo:font-weight="normal" officeooo:rsid="001b07d9" officeooo:paragraph-rsid="004d35ea" style:font-size-asian="13pt" style:font-weight-asian="normal" style:font-size-complex="13pt" style:font-weight-complex="normal"/>
    </style:style>
    <style:style style:name="P98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3009af" style:font-size-asian="13pt" style:font-weight-asian="normal" style:font-size-complex="13pt" style:font-weight-complex="normal"/>
    </style:style>
    <style:style style:name="P99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4d35ea" style:font-size-asian="13pt" style:font-weight-asian="normal" style:font-size-complex="13pt" style:font-weight-complex="normal"/>
    </style:style>
    <style:style style:name="P100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4e9637" style:font-size-asian="13pt" style:font-weight-asian="normal" style:font-size-complex="13pt" style:font-weight-complex="normal"/>
    </style:style>
    <style:style style:name="P101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54898c" style:font-size-asian="13pt" style:font-weight-asian="normal" style:font-size-complex="13pt" style:font-weight-complex="normal"/>
    </style:style>
    <style:style style:name="P102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55c5bf" style:font-size-asian="13pt" style:font-weight-asian="normal" style:font-size-complex="13pt" style:font-weight-complex="normal"/>
    </style:style>
    <style:style style:name="P103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1b07d9" officeooo:paragraph-rsid="00575ae3" style:font-size-asian="13pt" style:font-weight-asian="normal" style:font-size-complex="13pt" style:font-weight-complex="normal"/>
    </style:style>
    <style:style style:name="P104" style:family="paragraph" style:parent-style-name="Text_20_body">
      <style:paragraph-properties fo:margin-top="0cm" fo:margin-bottom="0cm" loext:contextual-spacing="false"/>
      <style:text-properties fo:color="#004586" fo:font-size="13pt" fo:font-weight="normal" officeooo:rsid="00575ae3" officeooo:paragraph-rsid="00575ae3" style:font-size-asian="13pt" style:font-weight-asian="normal" style:font-size-complex="13pt" style:font-weight-complex="normal"/>
    </style:style>
    <style:style style:name="P105" style:family="paragraph" style:parent-style-name="Text_20_body">
      <style:paragraph-properties fo:margin-top="0cm" fo:margin-bottom="0cm" loext:contextual-spacing="false"/>
      <style:text-properties fo:color="#004586" style:font-name="Liberation Serif" fo:font-size="13pt" fo:font-weight="normal" officeooo:rsid="001b07d9" officeooo:paragraph-rsid="002e0bd6" style:font-size-asian="13pt" style:font-weight-asian="normal" style:font-size-complex="13pt" style:font-weight-complex="normal"/>
    </style:style>
    <style:style style:name="P106" style:family="paragraph" style:parent-style-name="Text_20_body" style:list-style-name="L1">
      <style:paragraph-properties fo:margin-top="0cm" fo:margin-bottom="0cm" loext:contextual-spacing="false"/>
      <style:text-properties style:use-window-font-color="true" fo:font-size="13pt" fo:font-weight="bold" officeooo:rsid="003ea577" officeooo:paragraph-rsid="0041b811" style:font-size-asian="13pt" style:font-weight-asian="bold" style:font-size-complex="13pt" style:font-weight-complex="bold"/>
    </style:style>
    <style:style style:name="P107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1ad90c" style:font-size-asian="13pt" style:font-weight-asian="normal" style:font-size-complex="13pt" style:font-weight-complex="normal"/>
    </style:style>
    <style:style style:name="P108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1d0187" style:font-size-asian="13pt" style:font-weight-asian="normal" style:font-size-complex="13pt" style:font-weight-complex="normal"/>
    </style:style>
    <style:style style:name="P109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21c198" style:font-size-asian="13pt" style:font-weight-asian="normal" style:font-size-complex="13pt" style:font-weight-complex="normal"/>
    </style:style>
    <style:style style:name="P110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1f20c4" style:font-size-asian="13pt" style:font-weight-asian="normal" style:font-size-complex="13pt" style:font-weight-complex="normal"/>
    </style:style>
    <style:style style:name="P111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29529e" style:font-size-asian="13pt" style:font-weight-asian="normal" style:font-size-complex="13pt" style:font-weight-complex="normal"/>
    </style:style>
    <style:style style:name="P112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2eecd2" style:font-size-asian="13pt" style:font-weight-asian="normal" style:font-size-complex="13pt" style:font-weight-complex="normal"/>
    </style:style>
    <style:style style:name="P113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3009af" style:font-size-asian="13pt" style:font-weight-asian="normal" style:font-size-complex="13pt" style:font-weight-complex="normal"/>
    </style:style>
    <style:style style:name="P114" style:family="paragraph" style:parent-style-name="Text_20_body" style:list-style-name="L1">
      <style:paragraph-properties fo:margin-top="0.101cm" fo:margin-bottom="0.101cm" loext:contextual-spacing="false"/>
      <style:text-properties fo:color="#004586" fo:font-size="13pt" fo:font-weight="normal" officeooo:rsid="001b07d9" officeooo:paragraph-rsid="00315411" style:font-size-asian="13pt" style:font-weight-asian="normal" style:font-size-complex="13pt" style:font-weight-complex="normal"/>
    </style:style>
    <style:style style:name="P115" style:family="paragraph" style:parent-style-name="Text_20_body" style:list-style-name="L1">
      <style:paragraph-properties fo:margin-top="0.101cm" fo:margin-bottom="0.101cm" loext:contextual-spacing="false"/>
      <style:text-properties officeooo:paragraph-rsid="001d0187"/>
    </style:style>
    <style:style style:name="P116" style:family="paragraph" style:parent-style-name="Text_20_body" style:list-style-name="L1">
      <style:paragraph-properties fo:margin-top="0.101cm" fo:margin-bottom="0.101cm" loext:contextual-spacing="false"/>
      <style:text-properties officeooo:paragraph-rsid="002b291a"/>
    </style:style>
    <style:style style:name="P117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21c198" officeooo:paragraph-rsid="0021c198" style:font-size-asian="13pt" style:font-weight-asian="bold" style:font-size-complex="13pt" style:font-weight-complex="bold"/>
    </style:style>
    <style:style style:name="P118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2414af" officeooo:paragraph-rsid="002414af" style:font-size-asian="13pt" style:font-weight-asian="bold" style:font-size-complex="13pt" style:font-weight-complex="bold"/>
    </style:style>
    <style:style style:name="P119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275838" officeooo:paragraph-rsid="00275838" style:font-size-asian="13pt" style:font-weight-asian="bold" style:font-size-complex="13pt" style:font-weight-complex="bold"/>
    </style:style>
    <style:style style:name="P120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2eecd2" officeooo:paragraph-rsid="002eecd2" style:font-size-asian="13pt" style:font-weight-asian="bold" style:font-size-complex="13pt" style:font-weight-complex="bold"/>
    </style:style>
    <style:style style:name="P121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3009af" officeooo:paragraph-rsid="003009af" style:font-size-asian="13pt" style:font-weight-asian="bold" style:font-size-complex="13pt" style:font-weight-complex="bold"/>
    </style:style>
    <style:style style:name="P122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3009af" officeooo:paragraph-rsid="00315411" style:font-size-asian="13pt" style:font-weight-asian="bold" style:font-size-complex="13pt" style:font-weight-complex="bold"/>
    </style:style>
    <style:style style:name="P123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374790" officeooo:paragraph-rsid="00374790" style:font-size-asian="13pt" style:font-weight-asian="bold" style:font-size-complex="13pt" style:font-weight-complex="bold"/>
    </style:style>
    <style:style style:name="P124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4e9637" officeooo:paragraph-rsid="004e9637" style:font-size-asian="13pt" style:font-weight-asian="bold" style:font-size-complex="13pt" style:font-weight-complex="bold"/>
    </style:style>
    <style:style style:name="P125" style:family="paragraph" style:parent-style-name="Text_20_body" style:list-style-name="L1">
      <style:paragraph-properties fo:margin-top="0.101cm" fo:margin-bottom="0.101cm" loext:contextual-spacing="false"/>
      <style:text-properties style:use-window-font-color="true" fo:font-size="13pt" fo:font-weight="bold" officeooo:rsid="004e9637" officeooo:paragraph-rsid="0050bf89" style:font-size-asian="13pt" style:font-weight-asian="bold" style:font-size-complex="13pt" style:font-weight-complex="bold"/>
    </style:style>
    <style:style style:name="P126" style:family="paragraph" style:parent-style-name="Text_20_body">
      <style:paragraph-properties fo:break-before="page"/>
      <style:text-properties fo:color="#004586" fo:font-size="13pt" fo:font-weight="normal" officeooo:rsid="001b07d9" officeooo:paragraph-rsid="003b3814" style:font-size-asian="13pt" style:font-weight-asian="normal" style:font-size-complex="13pt" style:font-weight-complex="normal"/>
    </style:style>
    <style:style style:name="P127" style:family="paragraph" style:parent-style-name="Text_20_body">
      <style:paragraph-properties fo:break-before="page"/>
      <style:text-properties fo:color="#004586" fo:font-size="13pt" fo:font-weight="normal" officeooo:rsid="001b07d9" officeooo:paragraph-rsid="0040d7ed" style:font-size-asian="13pt" style:font-weight-asian="normal" style:font-size-complex="13pt" style:font-weight-complex="normal"/>
    </style:style>
    <style:style style:name="P128" style:family="paragraph" style:parent-style-name="Text_20_body">
      <style:paragraph-properties fo:break-before="page"/>
      <style:text-properties officeooo:paragraph-rsid="0041b811"/>
    </style:style>
    <style:style style:name="P129" style:family="paragraph" style:parent-style-name="Text_20_body">
      <style:paragraph-properties fo:break-before="page"/>
      <style:text-properties officeooo:paragraph-rsid="004d35ea"/>
    </style:style>
    <style:style style:name="T1" style:family="text">
      <style:text-properties officeooo:rsid="001ad90c"/>
    </style:style>
    <style:style style:name="T2" style:family="text">
      <style:text-properties officeooo:rsid="001b07d9"/>
    </style:style>
    <style:style style:name="T3" style:family="text">
      <style:text-properties fo:color="#004586" fo:font-size="13pt" fo:font-weight="bold" officeooo:rsid="001ad90c" style:font-size-asian="13pt" style:font-weight-asian="bold" style:font-size-complex="13pt" style:font-weight-complex="bold"/>
    </style:style>
    <style:style style:name="T4" style:family="text">
      <style:text-properties fo:color="#004586" fo:font-size="13pt" fo:font-weight="bold" officeooo:rsid="0017a371" style:font-size-asian="13pt" style:font-weight-asian="bold" style:font-size-complex="13pt" style:font-weight-complex="bold"/>
    </style:style>
    <style:style style:name="T5" style:family="text">
      <style:text-properties fo:color="#004586" fo:font-size="13pt" fo:font-weight="bold" officeooo:rsid="003b3814" style:font-size-asian="13pt" style:font-weight-asian="bold" style:font-size-complex="13pt" style:font-weight-complex="bold"/>
    </style:style>
    <style:style style:name="T6" style:family="text">
      <style:text-properties fo:color="#004586" fo:font-size="13pt" fo:font-weight="bold" officeooo:rsid="004d35ea" style:font-size-asian="13pt" style:font-weight-asian="bold" style:font-size-complex="13pt" style:font-weight-complex="bold"/>
    </style:style>
    <style:style style:name="T7" style:family="text">
      <style:text-properties fo:color="#004586" fo:font-size="13pt" fo:font-weight="normal" officeooo:rsid="001b07d9" style:font-size-asian="13pt" style:font-weight-asian="normal" style:font-size-complex="13pt" style:font-weight-complex="normal"/>
    </style:style>
    <style:style style:name="T8" style:family="text">
      <style:text-properties fo:color="#004586" fo:font-size="13pt" fo:font-weight="normal" officeooo:rsid="00391bfe" style:font-size-asian="13pt" style:font-weight-asian="normal" style:font-size-complex="13pt" style:font-weight-complex="normal"/>
    </style:style>
    <style:style style:name="T9" style:family="text">
      <style:text-properties fo:color="#004586" fo:font-size="13pt" fo:font-weight="normal" officeooo:rsid="002eecd2" style:font-size-asian="13pt" style:font-weight-asian="normal" style:font-size-complex="13pt" style:font-weight-complex="normal"/>
    </style:style>
    <style:style style:name="T10" style:family="text">
      <style:text-properties fo:color="#004586" style:font-name="Liberation Serif" fo:font-size="13pt" fo:font-weight="normal" officeooo:rsid="001b07d9" style:font-size-asian="13pt" style:font-weight-asian="normal" style:font-size-complex="13pt" style:font-weight-complex="normal"/>
    </style:style>
    <style:style style:name="T11" style:family="text">
      <style:text-properties fo:color="#004586" fo:font-weight="normal" officeooo:rsid="001b07d9" style:font-weight-asian="normal" style:font-weight-complex="normal"/>
    </style:style>
    <style:style style:name="T12" style:family="text">
      <style:text-properties fo:color="#808080" fo:font-size="13pt" style:font-size-asian="13pt" style:font-size-complex="13pt"/>
    </style:style>
    <style:style style:name="T13" style:family="text">
      <style:text-properties fo:color="#808080" fo:font-size="13pt" officeooo:rsid="001cd412" style:font-size-asian="13pt" style:font-size-complex="13pt"/>
    </style:style>
    <style:style style:name="T14" style:family="text">
      <style:text-properties fo:color="#808080" fo:font-size="13pt" officeooo:rsid="003d0cd0" style:font-size-asian="13pt" style:font-size-complex="13pt"/>
    </style:style>
    <style:style style:name="T15" style:family="text">
      <style:text-properties fo:color="#808080" fo:font-size="13pt" officeooo:rsid="001c5efb" style:font-size-asian="13pt" style:font-size-complex="13pt"/>
    </style:style>
    <style:style style:name="T16" style:family="text">
      <style:text-properties fo:color="#808080" fo:font-size="13pt" officeooo:rsid="002b291a" style:font-size-asian="13pt" style:font-size-complex="13pt"/>
    </style:style>
    <style:style style:name="T17" style:family="text">
      <style:text-properties fo:color="#808080" officeooo:rsid="001cd412"/>
    </style:style>
    <style:style style:name="T18" style:family="text">
      <style:text-properties fo:color="#808080" officeooo:rsid="002414af"/>
    </style:style>
    <style:style style:name="T19" style:family="text">
      <style:text-properties fo:color="#808080" style:font-name="Liberation Serif" officeooo:rsid="001cd412"/>
    </style:style>
    <style:style style:name="T20" style:family="text">
      <style:text-properties fo:color="#808080" style:font-name="Liberation Serif" officeooo:rsid="002b291a"/>
    </style:style>
    <style:style style:name="T21" style:family="text">
      <style:text-properties fo:color="#808080" style:font-name="Liberation Serif" fo:font-size="13pt" fo:font-weight="normal" officeooo:rsid="001cd412" style:font-size-asian="13pt" style:font-weight-asian="normal" style:font-size-complex="13pt" style:font-weight-complex="normal"/>
    </style:style>
    <style:style style:name="T22" style:family="text">
      <style:text-properties fo:color="#808080" style:font-name="Liberation Serif" fo:font-size="13pt" fo:font-weight="normal" officeooo:rsid="001b07d9" style:font-size-asian="13pt" style:font-weight-asian="normal" style:font-size-complex="13pt" style:font-weight-complex="normal"/>
    </style:style>
    <style:style style:name="T23" style:family="text">
      <style:text-properties fo:color="#808080" style:font-name="Liberation Serif" fo:font-size="13pt" fo:font-weight="normal" officeooo:rsid="002c3b87" style:font-size-asian="13pt" style:font-weight-asian="normal" style:font-size-complex="13pt" style:font-weight-complex="normal"/>
    </style:style>
    <style:style style:name="T24" style:family="text">
      <style:text-properties fo:color="#808080" style:font-name="Liberation Serif" fo:font-size="13pt" fo:font-weight="normal" officeooo:rsid="002c3b87" style:font-name-asian="Noto Sans Mono CJK SC" style:font-size-asian="13pt" style:font-weight-asian="normal" style:font-name-complex="Liberation Mono" style:font-size-complex="13pt" style:font-weight-complex="normal"/>
    </style:style>
    <style:style style:name="T25" style:family="text">
      <style:text-properties fo:color="#808080" style:font-name="Liberation Serif" fo:font-size="13pt" fo:font-style="italic" fo:font-weight="normal" officeooo:rsid="002c3b87" style:font-size-asian="13pt" style:font-style-asian="italic" style:font-weight-asian="normal" style:font-size-complex="13pt" style:font-style-complex="italic" style:font-weight-complex="normal"/>
    </style:style>
    <style:style style:name="T26" style:family="text">
      <style:text-properties fo:color="#808080" style:font-name="Liberation Serif" fo:font-size="13pt" style:font-size-asian="13pt" style:font-size-complex="13pt"/>
    </style:style>
    <style:style style:name="T27" style:family="text">
      <style:text-properties fo:color="#808080" style:text-position="super 58%" fo:font-size="13pt" officeooo:rsid="002b291a" style:font-size-asian="13pt" style:font-size-complex="13pt"/>
    </style:style>
    <style:style style:name="T28" style:family="text">
      <style:text-properties fo:color="#808080" style:text-position="super 58%" style:font-name="Liberation Serif" fo:font-size="13pt" fo:font-style="italic" fo:font-weight="normal" officeooo:rsid="002c3b87" style:font-size-asian="13pt" style:font-style-asian="italic" style:font-weight-asian="normal" style:font-size-complex="13pt" style:font-style-complex="italic" style:font-weight-complex="normal"/>
    </style:style>
    <style:style style:name="T29" style:family="text">
      <style:text-properties fo:color="#808080" style:text-position="super 58%" fo:font-weight="normal" officeooo:rsid="002e0bd6" style:font-weight-asian="normal" style:font-weight-complex="normal"/>
    </style:style>
    <style:style style:name="T30" style:family="text">
      <style:text-properties fo:color="#808080" style:text-position="super 58%" style:font-name="Liberation Serif" officeooo:rsid="0054898c"/>
    </style:style>
    <style:style style:name="T31" style:family="text">
      <style:text-properties fo:color="#808080" style:text-position="super 58%" style:font-name="Liberation Serif" fo:font-size="13pt" fo:font-weight="normal" officeooo:rsid="0054898c" style:font-size-asian="13pt" style:font-weight-asian="normal" style:font-size-complex="13pt" style:font-weight-complex="normal"/>
    </style:style>
    <style:style style:name="T32" style:family="text">
      <style:text-properties fo:color="#808080" fo:font-weight="normal" officeooo:rsid="001cd412" style:font-weight-asian="normal" style:font-weight-complex="normal"/>
    </style:style>
    <style:style style:name="T33" style:family="text">
      <style:text-properties fo:color="#808080" fo:font-weight="normal" officeooo:rsid="001b07d9" style:font-weight-asian="normal" style:font-weight-complex="normal"/>
    </style:style>
    <style:style style:name="T34" style:family="text">
      <style:text-properties fo:color="#808080" fo:font-weight="normal" officeooo:rsid="002e0bd6" style:font-weight-asian="normal" style:font-weight-complex="normal"/>
    </style:style>
    <style:style style:name="T35" style:family="text">
      <style:text-properties fo:color="#808080" officeooo:rsid="002eecd2"/>
    </style:style>
    <style:style style:name="T36" style:family="text">
      <style:text-properties fo:color="#808080" officeooo:rsid="0031190b"/>
    </style:style>
    <style:style style:name="T37" style:family="text">
      <style:text-properties fo:color="#808080" officeooo:rsid="003cf70e"/>
    </style:style>
    <style:style style:name="T38" style:family="text">
      <style:text-properties fo:color="#808080" style:font-name="Liberation Serif" fo:font-size="13pt" fo:font-weight="normal" officeooo:rsid="003ddbef" style:font-size-asian="13pt" style:font-weight-asian="normal" style:font-size-complex="13pt" style:font-weight-complex="normal"/>
    </style:style>
    <style:style style:name="T39" style:family="text">
      <style:text-properties fo:color="#808080" style:font-name="Liberation Serif" fo:font-size="13pt" fo:font-weight="normal" officeooo:rsid="00448a13" style:font-size-asian="13pt" style:font-weight-asian="normal" style:font-size-complex="13pt" style:font-weight-complex="normal"/>
    </style:style>
    <style:style style:name="T40" style:family="text">
      <style:text-properties fo:color="#808080" style:font-name="Liberation Serif" fo:font-size="13pt" fo:font-weight="normal" officeooo:rsid="0054898c" style:font-size-asian="13pt" style:font-weight-asian="normal" style:font-size-complex="13pt" style:font-weight-complex="normal"/>
    </style:style>
    <style:style style:name="T41" style:family="text">
      <style:text-properties fo:color="#808080" style:font-name="Liberation Serif" fo:font-size="13pt" style:font-size-asian="13pt" style:font-size-complex="13pt"/>
    </style:style>
    <style:style style:name="T42" style:family="text">
      <style:text-properties fo:color="#808080" style:font-name="Liberation Serif" fo:font-size="13pt" fo:font-weight="bold" officeooo:rsid="003ddbef" style:font-size-asian="13pt" style:font-weight-asian="bold" style:font-size-complex="13pt" style:font-weight-complex="bold"/>
    </style:style>
    <style:style style:name="T43" style:family="text">
      <style:text-properties fo:color="#808080" style:font-name="Liberation Serif" fo:font-weight="normal" officeooo:rsid="003ddbef" style:font-weight-asian="normal" style:font-weight-complex="normal"/>
    </style:style>
    <style:style style:name="T44" style:family="text">
      <style:text-properties fo:color="#808080" style:font-name="Liberation Serif" fo:font-weight="normal" officeooo:rsid="00403f77" style:font-weight-asian="normal" style:font-weight-complex="normal"/>
    </style:style>
    <style:style style:name="T45" style:family="text">
      <style:text-properties fo:color="#808080" style:font-name="Liberation Serif" officeooo:rsid="003ddbef"/>
    </style:style>
    <style:style style:name="T46" style:family="text">
      <style:text-properties fo:color="#808080" style:font-name="Liberation Serif" officeooo:rsid="004444cb"/>
    </style:style>
    <style:style style:name="T47" style:family="text">
      <style:text-properties fo:color="#808080" style:font-name="Liberation Serif" fo:font-weight="bold" officeooo:rsid="003ddbef" style:font-weight-asian="bold" style:font-weight-complex="bold"/>
    </style:style>
    <style:style style:name="T48" style:family="text">
      <style:text-properties fo:color="#808080" style:font-name="Liberation Serif" fo:font-weight="bold" officeooo:rsid="0054898c" style:font-weight-asian="bold" style:font-weight-complex="bold"/>
    </style:style>
    <style:style style:name="T49" style:family="text">
      <style:text-properties fo:color="#808080" style:font-name="Liberation Serif" officeooo:rsid="00448a13"/>
    </style:style>
    <style:style style:name="T50" style:family="text">
      <style:text-properties fo:color="#808080" style:font-name="Liberation Serif" officeooo:rsid="0054898c"/>
    </style:style>
    <style:style style:name="T51" style:family="text">
      <style:text-properties style:use-window-font-color="true" fo:font-size="13pt" fo:font-weight="bold" officeooo:rsid="00196dfb" style:font-size-asian="13pt" style:font-weight-asian="bold" style:font-size-complex="13pt" style:font-weight-complex="bold"/>
    </style:style>
    <style:style style:name="T52" style:family="text">
      <style:text-properties style:use-window-font-color="true" fo:font-size="13pt" fo:font-weight="bold" officeooo:rsid="001ad90c" style:font-size-asian="13pt" style:font-weight-asian="bold" style:font-size-complex="13pt" style:font-weight-complex="bold"/>
    </style:style>
    <style:style style:name="T53" style:family="text">
      <style:text-properties style:use-window-font-color="true" fo:font-size="13pt" fo:font-weight="bold" officeooo:rsid="001b07d9" style:font-size-asian="13pt" style:font-weight-asian="bold" style:font-size-complex="13pt" style:font-weight-complex="bold"/>
    </style:style>
    <style:style style:name="T54" style:family="text">
      <style:text-properties style:use-window-font-color="true" fo:font-size="13pt" fo:font-weight="bold" officeooo:rsid="001d0187" style:font-size-asian="13pt" style:font-weight-asian="bold" style:font-size-complex="13pt" style:font-weight-complex="bold"/>
    </style:style>
    <style:style style:name="T55" style:family="text">
      <style:text-properties style:use-window-font-color="true" fo:font-size="13pt" fo:font-weight="bold" officeooo:rsid="003b3814" style:font-size-asian="13pt" style:font-weight-asian="bold" style:font-size-complex="13pt" style:font-weight-complex="bold"/>
    </style:style>
    <style:style style:name="T56" style:family="text">
      <style:text-properties style:use-window-font-color="true" fo:font-size="13pt" fo:font-weight="bold" officeooo:rsid="003ddbef" style:font-size-asian="13pt" style:font-weight-asian="bold" style:font-size-complex="13pt" style:font-weight-complex="bold"/>
    </style:style>
    <style:style style:name="T57" style:family="text">
      <style:text-properties style:use-window-font-color="true" fo:font-size="13pt" fo:font-weight="bold" officeooo:rsid="004444cb" style:font-size-asian="13pt" style:font-weight-asian="bold" style:font-size-complex="13pt" style:font-weight-complex="bold"/>
    </style:style>
    <style:style style:name="T58" style:family="text">
      <style:text-properties style:use-window-font-color="true" fo:font-size="13pt" fo:font-weight="bold" officeooo:rsid="003ea577" style:font-size-asian="13pt" style:font-weight-asian="bold" style:font-size-complex="13pt" style:font-weight-complex="bold"/>
    </style:style>
    <style:style style:name="T59" style:family="text">
      <style:text-properties style:use-window-font-color="true" fo:font-size="13pt" fo:font-weight="bold" officeooo:rsid="00448a13" style:font-size-asian="13pt" style:font-weight-asian="bold" style:font-size-complex="13pt" style:font-weight-complex="bold"/>
    </style:style>
    <style:style style:name="T60" style:family="text">
      <style:text-properties style:use-window-font-color="true" fo:font-size="13pt" fo:font-weight="bold" officeooo:rsid="0048bf0f" style:font-size-asian="13pt" style:font-weight-asian="bold" style:font-size-complex="13pt" style:font-weight-complex="bold"/>
    </style:style>
    <style:style style:name="T61" style:family="text">
      <style:text-properties style:use-window-font-color="true" fo:font-size="13pt" fo:font-weight="bold" officeooo:rsid="004d35ea" style:font-size-asian="13pt" style:font-weight-asian="bold" style:font-size-complex="13pt" style:font-weight-complex="bold"/>
    </style:style>
    <style:style style:name="T62" style:family="text">
      <style:text-properties fo:font-size="13pt" officeooo:rsid="001b07d9" style:font-size-asian="13pt" style:font-size-complex="13pt"/>
    </style:style>
    <style:style style:name="T63" style:family="text">
      <style:text-properties officeooo:rsid="001c5efb"/>
    </style:style>
    <style:style style:name="T64" style:family="text">
      <style:text-properties officeooo:rsid="0032f9a4"/>
    </style:style>
    <style:style style:name="T65" style:family="text">
      <style:text-properties officeooo:rsid="00391bfe"/>
    </style:style>
    <style:style style:name="T66" style:family="text">
      <style:text-properties officeooo:rsid="003b3814"/>
    </style:style>
    <style:style style:name="T67" style:family="text">
      <style:text-properties officeooo:rsid="002eecd2"/>
    </style:style>
    <style:style style:name="T68" style:family="text">
      <style:text-properties officeooo:rsid="004d35ea"/>
    </style:style>
    <style:style style:name="T69" style:family="text">
      <style:text-properties officeooo:rsid="0050bf89"/>
    </style:style>
    <style:style style:name="T70" style:family="text">
      <style:text-properties officeooo:rsid="005489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LABWORK – <text:span text:style-name="T1">2</text:span></text:p>
      <text:h text:style-name="P63" text:outline-level="1">Introduction to R Data Types</text:h>
      <text:p text:style-name="P30"><text:span text:style-name="T3">LISTS</text:span><text:span text:style-name="T4">:</text:span></text:p>
      <text:list xml:id="list1616912373" text:style-name="L1">
        <text:list-item>
          <text:p text:style-name="P72"><text:span text:style-name="T51">Creating a </text:span><text:span text:style-name="T52">list</text:span><text:span text:style-name="T51"> </text:span><text:span text:style-name="T53">using </text:span><text:span text:style-name="T52">the list</text:span><text:span text:style-name="T53"> ( ) function</text:span></text:p>
          <text:p text:style-name="P80"><text:span text:style-name="T62">&gt; myList &lt;- list (matrix (c (1, 3, 5, 7), nrow = 2, byrow = TRUE), "beu", c (2, 4, 6, 8, 10), 3.14)<text:tab/><text:tab/><text:tab/><text:tab/></text:span><text:span text:style-name="T13"># </text:span><text:span text:style-name="T14">Creating a </text:span><text:span text:style-name="T15">list which contains matrix, numbers </text:span><text:span text:style-name="T62">&gt; myList</text:span><text:span text:style-name="T15"><text:tab/><text:tab/><text:tab/><text:tab/> <text:s text:c="3"/>strings and vectors as its elements</text:span></text:p>
          <text:p text:style-name="P107">[[1]]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9">[,1] </text:p>
          </table:table-cell>
          <table:table-cell table:style-name="Table1.A1" office:value-type="string">
            <text:p text:style-name="P31"><text:span text:style-name="T2">[,</text:span><text:span text:style-name="T63">2</text:span><text:span text:style-name="T2">] </text:span></text:p>
          </table:table-cell>
        </table:table-row>
        <table:table-row>
          <table:table-cell table:style-name="Table1.A1" office:value-type="string">
            <text:p text:style-name="P39">[1,]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6">3</text:p>
          </table:table-cell>
        </table:table-row>
        <table:table-row table:style-name="Table1.3">
          <table:table-cell table:style-name="Table1.A1" office:value-type="string">
            <text:p text:style-name="P31"><text:span text:style-name="T2">[</text:span><text:span text:style-name="T63">2</text:span><text:span text:style-name="T2">,]</text:span></text:p>
          </table:table-cell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6">7</text:p>
          </table:table-cell>
        </table:table-row>
      </table:table>
      <text:list xml:id="list154650526921581" text:continue-numbering="true" text:style-name="L1">
        <text:list-header>
          <text:p text:style-name="P107">[[2]]</text:p>
          <text:p text:style-name="P81">[1] "beu"</text:p>
          <text:p text:style-name="P81">[[3]]</text:p>
          <text:p text:style-name="P81">[1] <text:s/>2 <text:s/>4 <text:s/>6 <text:s/>8 10</text:p>
          <text:p text:style-name="P107">[[4]]</text:p>
          <text:p text:style-name="P81">[1] 3.14</text:p>
        </text:list-header>
        <text:list-item>
          <text:p text:style-name="P115"><text:span text:style-name="T51">Creating a</text:span><text:span text:style-name="T54">n empty</text:span><text:span text:style-name="T51"> </text:span><text:span text:style-name="T52">list</text:span><text:span text:style-name="T51"> </text:span><text:span text:style-name="T54">and then populating it</text:span></text:p>
          <text:p text:style-name="P82">&gt; myList1 &lt;- list()</text:p>
          <text:p text:style-name="P82">&gt; myList1 [[1]] &lt;- matrix (c (2,4,6,8), nrow = 2)</text:p>
          <text:p text:style-name="P82">&gt; myList1 [[2]] &lt;- "beu"</text:p>
          <text:p text:style-name="P82">&gt; myList1 [[3]] &lt;- 3.14</text:p>
          <text:p text:style-name="P82">&gt; myList1 [[4]] &lt;- c (1,3,5,7,9)</text:p>
          <text:p text:style-name="P82">&gt; myList1 </text:p>
          <text:p text:style-name="P108">[[1]]</text:p>
        </text:list-item>
      </text:list>
      <table:table table:name="Table3" table:style-name="Table3">
        <table:table-column table:style-name="Table3.A" table:number-columns-repeated="2"/>
        <table:table-column table:style-name="Table3.C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40">[,1] </text:p>
          </table:table-cell>
          <table:table-cell table:style-name="Table3.A1" office:value-type="string">
            <text:p text:style-name="P32"><text:span text:style-name="T2">[,</text:span><text:span text:style-name="T63">2</text:span><text:span text:style-name="T2">] </text:span></text:p>
          </table:table-cell>
        </table:table-row>
        <table:table-row>
          <table:table-cell table:style-name="Table3.A1" office:value-type="string">
            <text:p text:style-name="P40">[1,]</text:p>
          </table:table-cell>
          <table:table-cell table:style-name="Table3.A1" office:value-type="string">
            <text:p text:style-name="P24">2</text:p>
          </table:table-cell>
          <table:table-cell table:style-name="Table3.A1" office:value-type="string">
            <text:p text:style-name="P24">6</text:p>
          </table:table-cell>
        </table:table-row>
        <table:table-row table:style-name="Table3.3">
          <table:table-cell table:style-name="Table3.A1" office:value-type="string">
            <text:p text:style-name="P32"><text:span text:style-name="T2">[</text:span><text:span text:style-name="T63">2</text:span><text:span text:style-name="T2">,]</text:span></text:p>
          </table:table-cell>
          <table:table-cell table:style-name="Table3.A1" office:value-type="string">
            <text:p text:style-name="P24">4</text:p>
          </table:table-cell>
          <table:table-cell table:style-name="Table3.A1" office:value-type="string">
            <text:p text:style-name="P24">8</text:p>
          </table:table-cell>
        </table:table-row>
      </table:table>
      <text:list xml:id="list154651557927867" text:continue-numbering="true" text:style-name="L1">
        <text:list-header>
          <text:p text:style-name="P109">[[2]]</text:p>
          <text:p text:style-name="P82">[1] "beu"</text:p>
          <text:p text:style-name="P108">[[3]]</text:p>
          <text:p text:style-name="P82">[1] 3.14</text:p>
          <text:p text:style-name="P108">[[4]]</text:p>
          <text:p text:style-name="P82">[1] 1 3 5 7 9</text:p>
        </text:list-header>
      </text:list>
      <text:p text:style-name="P46"><text:soft-page-break/></text:p>
      <text:list xml:id="list154651746301763" text:continue-numbering="true" text:style-name="L1">
        <text:list-item>
          <text:p text:style-name="P117">Creating list elements with names</text:p>
          <text:p text:style-name="P83">&gt; myList &lt;- list (myMatrix = matrix (c (1, 3, 5, 7), nrow = 2, byrow = TRUE), myVector = c (2, 4, 6, 8, 10), myString = "beu", myNumber = 3.14 )</text:p>
          <text:p text:style-name="P83">&gt; myList</text:p>
          <text:p text:style-name="P110">$myMatrix</text:p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40">[,1] </text:p>
          </table:table-cell>
          <table:table-cell table:style-name="Table2.A1" office:value-type="string">
            <text:p text:style-name="P32"><text:span text:style-name="T2">[,</text:span><text:span text:style-name="T63">2</text:span><text:span text:style-name="T2">] </text:span></text:p>
          </table:table-cell>
        </table:table-row>
        <table:table-row>
          <table:table-cell table:style-name="Table2.A1" office:value-type="string">
            <text:p text:style-name="P40">[1,]</text:p>
          </table:table-cell>
          <table:table-cell table:style-name="Table2.A1" office:value-type="string">
            <text:p text:style-name="P9">1</text:p>
          </table:table-cell>
          <table:table-cell table:style-name="Table2.A1" office:value-type="string">
            <text:p text:style-name="P17">3</text:p>
          </table:table-cell>
        </table:table-row>
        <table:table-row table:style-name="Table2.3">
          <table:table-cell table:style-name="Table2.A1" office:value-type="string">
            <text:p text:style-name="P32"><text:span text:style-name="T2">[</text:span><text:span text:style-name="T63">2</text:span><text:span text:style-name="T2">,]</text:span></text:p>
          </table:table-cell>
          <table:table-cell table:style-name="Table2.A1" office:value-type="string">
            <text:p text:style-name="P17">5</text:p>
          </table:table-cell>
          <table:table-cell table:style-name="Table2.A1" office:value-type="string">
            <text:p text:style-name="P17">7</text:p>
          </table:table-cell>
        </table:table-row>
      </table:table>
      <text:list xml:id="list154650800854595" text:continue-numbering="true" text:style-name="L1">
        <text:list-header>
          <text:p text:style-name="P110">$myVector</text:p>
          <text:p text:style-name="P83">[1] <text:s/>2 <text:s/>4 <text:s/>6 <text:s/>8 10</text:p>
          <text:p text:style-name="P110">$myString</text:p>
          <text:p text:style-name="P83">[1] "beu"</text:p>
          <text:p text:style-name="P110">$myNumber</text:p>
          <text:p text:style-name="P83">[1] 3.14</text:p>
        </text:list-header>
        <text:list-item>
          <text:p text:style-name="P117">Naming/Alter names of the elements of the list using names function. </text:p>
          <text:p text:style-name="P84">&gt; names (myList) &lt;- c ("myNewMatrix", "myNewVector", "myNewString", "myNewNumber")</text:p>
          <text:p text:style-name="P84">&gt; myList</text:p>
          <text:p text:style-name="P109">$myNewMatrix</text:p>
        </text:list-item>
      </text:list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1">[,1] </text:p>
          </table:table-cell>
          <table:table-cell table:style-name="Table4.A1" office:value-type="string">
            <text:p text:style-name="P33"><text:span text:style-name="T2">[,</text:span><text:span text:style-name="T63">2</text:span><text:span text:style-name="T2">] </text:span></text:p>
          </table:table-cell>
        </table:table-row>
        <table:table-row>
          <table:table-cell table:style-name="Table4.A1" office:value-type="string">
            <text:p text:style-name="P41">[1,]</text:p>
          </table:table-cell>
          <table:table-cell table:style-name="Table4.A1" office:value-type="string">
            <text:p text:style-name="P10">1</text:p>
          </table:table-cell>
          <table:table-cell table:style-name="Table4.A1" office:value-type="string">
            <text:p text:style-name="P18">3</text:p>
          </table:table-cell>
        </table:table-row>
        <table:table-row table:style-name="Table4.3">
          <table:table-cell table:style-name="Table4.A1" office:value-type="string">
            <text:p text:style-name="P33"><text:span text:style-name="T2">[</text:span><text:span text:style-name="T63">2</text:span><text:span text:style-name="T2">,]</text:span></text:p>
          </table:table-cell>
          <table:table-cell table:style-name="Table4.A1" office:value-type="string">
            <text:p text:style-name="P18">5</text:p>
          </table:table-cell>
          <table:table-cell table:style-name="Table4.A1" office:value-type="string">
            <text:p text:style-name="P18">7</text:p>
          </table:table-cell>
        </table:table-row>
      </table:table>
      <text:list xml:id="list154651675881806" text:continue-numbering="true" text:style-name="L1">
        <text:list-header>
          <text:p text:style-name="P109">$myNewVector</text:p>
          <text:p text:style-name="P84">[1] <text:s/>2 <text:s/>4 <text:s/>6 <text:s/>8 10</text:p>
          <text:p text:style-name="P109">$myNewString</text:p>
          <text:p text:style-name="P84">[1] "beu"</text:p>
          <text:p text:style-name="P109">$myNewNumber</text:p>
          <text:p text:style-name="P84">[1] 3.14</text:p>
        </text:list-header>
        <text:list-item>
          <text:p text:style-name="P118">Structure of <text:s/>a list</text:p>
          <text:p text:style-name="P85">&gt; str(myList)<text:tab/><text:tab/><text:tab/><text:tab/><text:tab/><text:tab/><text:span text:style-name="T17"># </text:span><text:span text:style-name="T18">Using str ( ) function</text:span></text:p>
          <text:p text:style-name="P85">List of 4</text:p>
          <text:p text:style-name="P85"><text:s/>$ myMatrix: num [1:2, 1:2] 1 5 3 7</text:p>
          <text:p text:style-name="P85"><text:s/>$ myVector: num [1:5] 2 4 6 8 10</text:p>
          <text:p text:style-name="P85"><text:s/>$ myString: chr "beu"</text:p>
          <text:p text:style-name="P85"><text:s/>$ myNumber: num 3.14</text:p>
        </text:list-item>
      </text:list>
      <text:p text:style-name="P47"/>
      <text:list xml:id="list154650683618240" text:continue-numbering="true" text:style-name="L1">
        <text:list-item>
          <text:p text:style-name="P119"><text:soft-page-break/>Accessing List Elements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0"><text:s text:c="11"/>&gt; myList</text:p>
          </table:table-cell>
          <table:table-cell table:style-name="Table6.A1" office:value-type="string">
            <text:p text:style-name="P26"/>
          </table:table-cell>
        </table:table-row>
        <table:table-row>
          <table:table-cell table:style-name="Table6.A1" office:value-type="string">
            <text:list xml:id="list154650106660418" text:continue-numbering="true" text:style-name="L1">
              <text:list-header>
                <text:p text:style-name="P111">$myMatrix</text:p>
              </text:list-header>
            </text:list>
            <table:table table:name="Table5" table:style-name="Table5">
              <table:table-column table:style-name="Table5.A" table:number-columns-repeated="2"/>
              <table:table-column table:style-name="Table5.C"/>
              <table:table-row>
                <table:table-cell table:style-name="Table5.A1" office:value-type="string">
                  <text:p text:style-name="P4"/>
                </table:table-cell>
                <table:table-cell table:style-name="Table5.A1" office:value-type="string">
                  <text:p text:style-name="P42">[,1] </text:p>
                </table:table-cell>
                <table:table-cell table:style-name="Table5.A1" office:value-type="string">
                  <text:p text:style-name="P34"><text:span text:style-name="T2">[,</text:span><text:span text:style-name="T63">2</text:span><text:span text:style-name="T2">] </text:span></text:p>
                </table:table-cell>
              </table:table-row>
              <table:table-row>
                <table:table-cell table:style-name="Table5.A1" office:value-type="string">
                  <text:p text:style-name="P42">[1,]</text:p>
                </table:table-cell>
                <table:table-cell table:style-name="Table5.A1" office:value-type="string">
                  <text:p text:style-name="P11">1</text:p>
                </table:table-cell>
                <table:table-cell table:style-name="Table5.A1" office:value-type="string">
                  <text:p text:style-name="P19">3</text:p>
                </table:table-cell>
              </table:table-row>
              <table:table-row table:style-name="Table5.3">
                <table:table-cell table:style-name="Table5.A1" office:value-type="string">
                  <text:p text:style-name="P34"><text:span text:style-name="T2">[</text:span><text:span text:style-name="T63">2</text:span><text:span text:style-name="T2">,]</text:span></text:p>
                </table:table-cell>
                <table:table-cell table:style-name="Table5.A1" office:value-type="string">
                  <text:p text:style-name="P19">5</text:p>
                </table:table-cell>
                <table:table-cell table:style-name="Table5.A1" office:value-type="string">
                  <text:p text:style-name="P19">7</text:p>
                </table:table-cell>
              </table:table-row>
            </table:table>
            <text:list xml:id="list154650465141726" text:continue-numbering="true" text:style-name="L1">
              <text:list-header>
                <text:p text:style-name="P111"/>
              </text:list-header>
            </text:list>
          </table:table-cell>
          <table:table-cell table:style-name="Table6.A1" office:value-type="string">
            <text:list xml:id="list154650961854792" text:continue-numbering="true" text:style-name="L1">
              <text:list-header>
                <text:p text:style-name="P111">$myString</text:p>
                <text:p text:style-name="P86">[1] "beu"</text:p>
              </text:list-header>
            </text:list>
          </table:table-cell>
        </table:table-row>
        <table:table-row>
          <table:table-cell table:style-name="Table6.A1" office:value-type="string">
            <text:list xml:id="list154650458018544" text:continue-numbering="true" text:style-name="L1">
              <text:list-header>
                <text:p text:style-name="P111">$myVector</text:p>
                <text:p text:style-name="P86">[1] <text:s/>2 <text:s/>4 <text:s/>6 <text:s/>8 10</text:p>
              </text:list-header>
            </text:list>
          </table:table-cell>
          <table:table-cell table:style-name="Table6.A1" office:value-type="string">
            <text:list xml:id="list154651437437517" text:continue-numbering="true" text:style-name="L1">
              <text:list-header>
                <text:p text:style-name="P111">$myNumber</text:p>
              </text:list-header>
            </text:list>
            <text:p text:style-name="P48"><text:tab/>[1] 3.14</text:p>
          </table:table-cell>
        </table:table-row>
      </table:table>
      <text:p text:style-name="P48"/>
      <text:list xml:id="list154651375588921" text:continue-numbering="true" text:style-name="L1">
        <text:list-header>
          <text:p text:style-name="P87"><text:span text:style-name="T19"># </text:span><text:span text:style-name="T20">Difference between myList</text:span><text:span text:style-name="Source_20_Text"><text:span text:style-name="T20">[[</text:span></text:span><text:span text:style-name="Emphasis"><text:span text:style-name="T20">n</text:span></text:span><text:span text:style-name="Source_20_Text"><text:span text:style-name="T20">]] and myList[</text:span></text:span><text:span text:style-name="Emphasis"><text:span text:style-name="T20">n</text:span></text:span><text:span text:style-name="Source_20_Text"><text:span text:style-name="T20">]</text:span></text:span></text:p>
          <text:p text:style-name="P73"><text:span text:style-name="T7">&gt; myList[[1]]<text:tab/></text:span><text:span text:style-name="T21"># </text:span><text:span text:style-name="T12">This is an element, not a list. It is the </text:span><text:span text:style-name="Emphasis"><text:span text:style-name="T16">1</text:span></text:span><text:span text:style-name="Emphasis"><text:span text:style-name="T27">st</text:span></text:span><text:span text:style-name="Emphasis"><text:span text:style-name="T16"> </text:span></text:span><text:span text:style-name="T12">element of </text:span><text:span text:style-name="T16">myList</text:span><text:span text:style-name="T7"><text:tab/></text:span></text:p>
        </text:list-header>
      </text:list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43">[,1] </text:p>
          </table:table-cell>
          <table:table-cell table:style-name="Table7.A1" office:value-type="string">
            <text:p text:style-name="P35"><text:span text:style-name="T2">[,</text:span><text:span text:style-name="T63">2</text:span><text:span text:style-name="T2">] </text:span></text:p>
          </table:table-cell>
        </table:table-row>
        <table:table-row>
          <table:table-cell table:style-name="Table7.A1" office:value-type="string">
            <text:p text:style-name="P43">[1,]</text:p>
          </table:table-cell>
          <table:table-cell table:style-name="Table7.A1" office:value-type="string">
            <text:p text:style-name="P12">1</text:p>
          </table:table-cell>
          <table:table-cell table:style-name="Table7.A1" office:value-type="string">
            <text:p text:style-name="P20">3</text:p>
          </table:table-cell>
        </table:table-row>
        <table:table-row table:style-name="Table7.3">
          <table:table-cell table:style-name="Table7.A1" office:value-type="string">
            <text:p text:style-name="P35"><text:span text:style-name="T2">[</text:span><text:span text:style-name="T63">2</text:span><text:span text:style-name="T2">,]</text:span></text:p>
          </table:table-cell>
          <table:table-cell table:style-name="Table7.A1" office:value-type="string">
            <text:p text:style-name="P20">5</text:p>
          </table:table-cell>
          <table:table-cell table:style-name="Table7.A1" office:value-type="string">
            <text:p text:style-name="P20">7</text:p>
          </table:table-cell>
        </table:table-row>
      </table:table>
      <text:list xml:id="list154651570334117" text:continue-numbering="true" text:style-name="L1">
        <text:list-header>
          <text:p text:style-name="P116"><text:span text:style-name="T10">&gt; myList[1]<text:tab/><text:tab/></text:span><text:span text:style-name="T21">#</text:span><text:span text:style-name="T22">This is a </text:span><text:span text:style-name="T23">list</text:span><text:span text:style-name="T22">, not a</text:span><text:span text:style-name="T23">n</text:span><text:span text:style-name="T22"> </text:span><text:span text:style-name="T23">element</text:span><text:span text:style-name="T22">. </text:span><text:span text:style-name="T26">The list contains one element, </text:span></text:p>
          <text:p text:style-name="P74"><text:span text:style-name="T7">$myMatrix<text:tab/><text:tab/></text:span><text:span text:style-name="T22">taken from the </text:span><text:span text:style-name="Emphasis"><text:span text:style-name="T25">1</text:span></text:span><text:span text:style-name="Emphasis"><text:span text:style-name="T28">st</text:span></text:span><text:span text:style-name="Emphasis"><text:span text:style-name="T25"> </text:span></text:span><text:span text:style-name="T22">element of </text:span><text:span text:style-name="Source_20_Text"><text:span text:style-name="T24">myList</text:span></text:span><text:span text:style-name="T22">.</text:span><text:span text:style-name="T10"><text:tab/></text:span><text:span text:style-name="T7"><text:tab/></text:span></text:p>
        </text:list-header>
      </text:list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43">[,1] </text:p>
          </table:table-cell>
          <table:table-cell table:style-name="Table8.A1" office:value-type="string">
            <text:p text:style-name="P35"><text:span text:style-name="T2">[,</text:span><text:span text:style-name="T63">2</text:span><text:span text:style-name="T2">] </text:span></text:p>
          </table:table-cell>
        </table:table-row>
        <table:table-row>
          <table:table-cell table:style-name="Table8.A1" office:value-type="string">
            <text:p text:style-name="P43">[1,]</text:p>
          </table:table-cell>
          <table:table-cell table:style-name="Table8.A1" office:value-type="string">
            <text:p text:style-name="P12">1</text:p>
          </table:table-cell>
          <table:table-cell table:style-name="Table8.A1" office:value-type="string">
            <text:p text:style-name="P20">3</text:p>
          </table:table-cell>
        </table:table-row>
        <table:table-row table:style-name="Table8.3">
          <table:table-cell table:style-name="Table8.A1" office:value-type="string">
            <text:p text:style-name="P35"><text:span text:style-name="T2">[</text:span><text:span text:style-name="T63">2</text:span><text:span text:style-name="T2">,]</text:span></text:p>
          </table:table-cell>
          <table:table-cell table:style-name="Table8.A1" office:value-type="string">
            <text:p text:style-name="P20">5</text:p>
          </table:table-cell>
          <table:table-cell table:style-name="Table8.A1" office:value-type="string">
            <text:p text:style-name="P20">7</text:p>
          </table:table-cell>
        </table:table-row>
      </table:table>
      <text:p text:style-name="P61"><text:span text:style-name="T11"><text:tab/>&gt; myList [c (2,4)]<text:tab/><text:tab/></text:span><text:span text:style-name="T32">#</text:span><text:span text:style-name="T33"> </text:span><text:span text:style-name="T34">sublist of myList which contains 2</text:span><text:span text:style-name="T29">nd</text:span><text:span text:style-name="T34"> and 3</text:span><text:span text:style-name="T29">rd</text:span><text:span text:style-name="T34"> elements</text:span></text:p>
      <text:p text:style-name="P105"><text:tab/>$myVector</text:p>
      <text:p text:style-name="P105"><text:tab/>[1] <text:s/>2 <text:s/>4 <text:s/>6 <text:s/>8 10</text:p>
      <text:p text:style-name="P105"><text:tab/>$myNumber</text:p>
      <text:p text:style-name="P105"><text:tab/>[1] 3.14</text:p>
      <text:list xml:id="list154650758533735" text:continue-numbering="true" text:style-name="L1">
        <text:list-item>
          <text:p text:style-name="P120">Accessing list elements by Name</text:p>
          <text:p text:style-name="P88">&gt; myList [["myNumber"]]<text:tab/><text:tab/><text:span text:style-name="T17"># </text:span><text:span text:style-name="T35">Accessing the element that is named </text:span></text:p>
          <text:p text:style-name="P112">[1] 3.14<text:tab/><text:tab/><text:tab/><text:tab/><text:span text:style-name="T35">‘myNumber’</text:span></text:p>
          <text:p text:style-name="P88">&gt; myList ["myNumber"]<text:tab/><text:tab/><text:span text:style-name="T17"># </text:span><text:span text:style-name="T35">Accessing a sublist that contains only one </text:span></text:p>
          <text:p text:style-name="P88">$myNumber<text:tab/><text:tab/><text:tab/><text:tab/><text:span text:style-name="T35">element whose name is ‘myNumber’</text:span></text:p>
          <text:p text:style-name="P88">[1] 3.14</text:p>
          <text:p text:style-name="P88">&gt; myList [c("myNumber","myString")]<text:tab/><text:tab/><text:span text:style-name="T35"># Selecting sublist extracted from </text:span></text:p>
          <text:p text:style-name="P88">$myNumber<text:tab/><text:tab/><text:tab/><text:tab/><text:tab/><text:tab/><text:span text:style-name="T35">myList</text:span></text:p>
          <text:p text:style-name="P88">[1] 3.14</text:p>
          <text:p text:style-name="P88">$myString</text:p>
          <text:p text:style-name="P88">[1] "beu"</text:p>
        </text:list-item>
        <text:list-item>
          <text:p text:style-name="P121"><text:soft-page-break/>Removing element from list</text:p>
          <text:p text:style-name="P89">&gt; myList [["myNumber"]] &lt;- NULL<text:tab/><text:tab/><text:span text:style-name="T35"># </text:span><text:span text:style-name="T36">Assingning NULL to the element</text:span></text:p>
          <text:p text:style-name="P89">&gt; myList<text:tab/><text:tab/><text:tab/><text:tab/><text:tab/><text:tab/> <text:s text:c="2"/><text:span text:style-name="T36">myNumber</text:span></text:p>
          <text:p text:style-name="P113">$myMatrix</text:p>
        </text:list-item>
      </text:list>
      <table:table table:name="Table9" table:style-name="Table9">
        <table:table-column table:style-name="Table9.A" table:number-columns-repeated="2"/>
        <table:table-column table:style-name="Table9.C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44">[,1] </text:p>
          </table:table-cell>
          <table:table-cell table:style-name="Table9.A1" office:value-type="string">
            <text:p text:style-name="P36"><text:span text:style-name="T2">[,</text:span><text:span text:style-name="T63">2</text:span><text:span text:style-name="T2">] </text:span></text:p>
          </table:table-cell>
        </table:table-row>
        <table:table-row>
          <table:table-cell table:style-name="Table9.A1" office:value-type="string">
            <text:p text:style-name="P44">[1,]</text:p>
          </table:table-cell>
          <table:table-cell table:style-name="Table9.A1" office:value-type="string">
            <text:p text:style-name="P13">1</text:p>
          </table:table-cell>
          <table:table-cell table:style-name="Table9.A1" office:value-type="string">
            <text:p text:style-name="P21">3</text:p>
          </table:table-cell>
        </table:table-row>
        <table:table-row table:style-name="Table9.3">
          <table:table-cell table:style-name="Table9.A1" office:value-type="string">
            <text:p text:style-name="P36"><text:span text:style-name="T2">[</text:span><text:span text:style-name="T63">2</text:span><text:span text:style-name="T2">,]</text:span></text:p>
          </table:table-cell>
          <table:table-cell table:style-name="Table9.A1" office:value-type="string">
            <text:p text:style-name="P21">5</text:p>
          </table:table-cell>
          <table:table-cell table:style-name="Table9.A1" office:value-type="string">
            <text:p text:style-name="P21">7</text:p>
          </table:table-cell>
        </table:table-row>
      </table:table>
      <text:list xml:id="list154650599253020" text:continue-numbering="true" text:style-name="L1">
        <text:list-header>
          <text:p text:style-name="P113">$myVector</text:p>
          <text:p text:style-name="P90">[1] <text:s/>2 <text:s/>4 <text:s/>6 <text:s/>8 10</text:p>
          <text:p text:style-name="P113">$myString</text:p>
          <text:p text:style-name="P90">[1] "beu"</text:p>
          <text:p text:style-name="P90"/>
          <text:p text:style-name="P90">&gt; myList [c("myMatrix","myString")] &lt;- NULL</text:p>
          <text:p text:style-name="P90">&gt; myList</text:p>
          <text:p text:style-name="P90">$myVector</text:p>
          <text:p text:style-name="P90">[1] <text:s/>2 <text:s/>4 <text:s/>6 <text:s/>8 10</text:p>
        </text:list-header>
        <text:list-item>
          <text:p text:style-name="P122">Removing element from list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1"><text:s text:c="11"/>&gt; myList</text:p>
          </table:table-cell>
          <table:table-cell table:style-name="Table10.A1" office:value-type="string">
            <text:p text:style-name="P27"/>
          </table:table-cell>
        </table:table-row>
        <table:table-row>
          <table:table-cell table:style-name="Table10.A1" office:value-type="string">
            <text:list xml:id="list154649930091742" text:continue-numbering="true" text:style-name="L1">
              <text:list-header>
                <text:p text:style-name="P114">$myMatrix</text:p>
              </text:list-header>
            </text:list>
            <table:table table:name="Table11" table:style-name="Table11">
              <table:table-column table:style-name="Table11.A" table:number-columns-repeated="2"/>
              <table:table-column table:style-name="Table11.C"/>
              <table:table-row>
                <table:table-cell table:style-name="Table11.A1" office:value-type="string">
                  <text:p text:style-name="P7"/>
                </table:table-cell>
                <table:table-cell table:style-name="Table11.A1" office:value-type="string">
                  <text:p text:style-name="P45">[,1] </text:p>
                </table:table-cell>
                <table:table-cell table:style-name="Table11.A1" office:value-type="string">
                  <text:p text:style-name="P37"><text:span text:style-name="T2">[,</text:span><text:span text:style-name="T63">2</text:span><text:span text:style-name="T2">] </text:span></text:p>
                </table:table-cell>
              </table:table-row>
              <table:table-row>
                <table:table-cell table:style-name="Table11.A1" office:value-type="string">
                  <text:p text:style-name="P45">[1,]</text:p>
                </table:table-cell>
                <table:table-cell table:style-name="Table11.A1" office:value-type="string">
                  <text:p text:style-name="P14">1</text:p>
                </table:table-cell>
                <table:table-cell table:style-name="Table11.A1" office:value-type="string">
                  <text:p text:style-name="P22">3</text:p>
                </table:table-cell>
              </table:table-row>
              <table:table-row table:style-name="Table11.3">
                <table:table-cell table:style-name="Table11.A1" office:value-type="string">
                  <text:p text:style-name="P37"><text:span text:style-name="T2">[</text:span><text:span text:style-name="T63">2</text:span><text:span text:style-name="T2">,]</text:span></text:p>
                </table:table-cell>
                <table:table-cell table:style-name="Table11.A1" office:value-type="string">
                  <text:p text:style-name="P22">5</text:p>
                </table:table-cell>
                <table:table-cell table:style-name="Table11.A1" office:value-type="string">
                  <text:p text:style-name="P22">7</text:p>
                </table:table-cell>
              </table:table-row>
            </table:table>
            <text:list xml:id="list154651494439450" text:continue-numbering="true" text:style-name="L1">
              <text:list-header>
                <text:p text:style-name="P114"/>
              </text:list-header>
            </text:list>
          </table:table-cell>
          <table:table-cell table:style-name="Table10.A1" office:value-type="string">
            <text:list xml:id="list154650515425616" text:continue-numbering="true" text:style-name="L1">
              <text:list-header>
                <text:p text:style-name="P91">$myVector</text:p>
                <text:p text:style-name="P91">[1] <text:s/>2 <text:s/>4 <text:s/>6 <text:s/>8 10</text:p>
              </text:list-header>
            </text:list>
          </table:table-cell>
        </table:table-row>
      </table:table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52"><text:s text:c="11"/>&gt; myList<text:span text:style-name="T64">2</text:span></text:p>
          </table:table-cell>
          <table:table-cell table:style-name="Table12.A1" office:value-type="string">
            <text:p text:style-name="P28"/>
          </table:table-cell>
          <table:table-cell table:style-name="Table12.A1" office:value-type="string">
            <text:p text:style-name="P28"/>
          </table:table-cell>
        </table:table-row>
        <table:table-row>
          <table:table-cell table:style-name="Table12.A1" office:value-type="string">
            <text:list xml:id="list154650600461058" text:continue-numbering="true" text:style-name="L1">
              <text:list-header>
                <text:p text:style-name="P91">[[1]]</text:p>
                <text:p text:style-name="P91">[1] 22</text:p>
              </text:list-header>
            </text:list>
          </table:table-cell>
          <table:table-cell table:style-name="Table12.A1" office:value-type="string">
            <text:list xml:id="list154651008547156" text:continue-numbering="true" text:style-name="L1">
              <text:list-header>
                <text:p text:style-name="P91">[[2]]</text:p>
                <text:p text:style-name="P91">[1] "CUTN"</text:p>
              </text:list-header>
            </text:list>
          </table:table-cell>
          <table:table-cell table:style-name="Table12.A1" office:value-type="string">
            <text:list xml:id="list154651446752110" text:continue-numbering="true" text:style-name="L1">
              <text:list-header>
                <text:p text:style-name="P92">[[3]]</text:p>
                <text:p text:style-name="P92">NULL</text:p>
              </text:list-header>
            </text:list>
          </table:table-cell>
        </table:table-row>
        <table:table-row>
          <table:table-cell table:style-name="Table12.A1" table:number-columns-spanned="3" office:value-type="string">
            <text:list xml:id="list154650237329709" text:continue-numbering="true" text:style-name="L1">
              <text:list-header>
                <text:p text:style-name="P91">&gt; merged.list &lt;- c(myList,myList2)</text:p>
              </text:list-header>
            </text:list>
          </table:table-cell>
          <table:covered-table-cell/>
          <table:covered-table-cell/>
        </table:table-row>
        <table:table-row>
          <table:table-cell table:style-name="Table12.A1" office:value-type="string">
            <text:list xml:id="list154650226418413" text:continue-numbering="true" text:style-name="L1">
              <text:list-header>
                <text:p text:style-name="P91">&gt; print(merged.list)</text:p>
              </text:list-header>
            </text:list>
          </table:table-cell>
          <table:table-cell table:style-name="Table12.A1" office:value-type="string">
            <text:list xml:id="list154651079178642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91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2.A1" office:value-type="string">
            <text:list xml:id="list154651655729428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91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le12.A1" office:value-type="string">
            <text:list xml:id="list154650400286706" text:continue-numbering="true" text:style-name="L1">
              <text:list-header>
                <text:p text:style-name="P114">$myMatrix</text:p>
              </text:list-header>
            </text:list>
            <table:table table:name="Table13" table:style-name="Table13">
              <table:table-column table:style-name="Table13.A" table:number-columns-repeated="2"/>
              <table:table-column table:style-name="Table13.C"/>
              <table:table-row>
                <table:table-cell table:style-name="Table13.A1" office:value-type="string">
                  <text:p text:style-name="P7"/>
                </table:table-cell>
                <table:table-cell table:style-name="Table13.A1" office:value-type="string">
                  <text:p text:style-name="P45">[,1] </text:p>
                </table:table-cell>
                <table:table-cell table:style-name="Table13.A1" office:value-type="string">
                  <text:p text:style-name="P37"><text:span text:style-name="T2">[,</text:span><text:span text:style-name="T63">2</text:span><text:span text:style-name="T2">] </text:span></text:p>
                </table:table-cell>
              </table:table-row>
              <table:table-row>
                <table:table-cell table:style-name="Table13.A1" office:value-type="string">
                  <text:p text:style-name="P45">[1,]</text:p>
                </table:table-cell>
                <table:table-cell table:style-name="Table13.A1" office:value-type="string">
                  <text:p text:style-name="P14">1</text:p>
                </table:table-cell>
                <table:table-cell table:style-name="Table13.A1" office:value-type="string">
                  <text:p text:style-name="P22">3</text:p>
                </table:table-cell>
              </table:table-row>
              <table:table-row table:style-name="Table13.3">
                <table:table-cell table:style-name="Table13.A1" office:value-type="string">
                  <text:p text:style-name="P37"><text:span text:style-name="T2">[</text:span><text:span text:style-name="T63">2</text:span><text:span text:style-name="T2">,]</text:span></text:p>
                </table:table-cell>
                <table:table-cell table:style-name="Table13.A1" office:value-type="string">
                  <text:p text:style-name="P22">5</text:p>
                </table:table-cell>
                <table:table-cell table:style-name="Table13.A1" office:value-type="string">
                  <text:p text:style-name="P22">7</text:p>
                </table:table-cell>
              </table:table-row>
            </table:table>
            <text:list xml:id="list154650418461811" text:continue-numbering="true" text:style-name="L1">
              <text:list-header>
                <text:p text:style-name="P114"/>
              </text:list-header>
            </text:list>
          </table:table-cell>
          <table:table-cell table:style-name="Table12.A1" office:value-type="string">
            <text:list xml:id="list154651055852255" text:continue-numbering="true" text:style-name="L1">
              <text:list-header>
                <text:p text:style-name="P91">$myVector</text:p>
                <text:p text:style-name="P91">[1] <text:s/>2 <text:s/>4 <text:s/>6 <text:s/>8 10</text:p>
                <text:p text:style-name="P91"/>
                <text:p text:style-name="P92">[[3]]</text:p>
                <text:p text:style-name="P92">[1] 22</text:p>
              </text:list-header>
            </text:list>
          </table:table-cell>
          <table:table-cell table:style-name="Table12.A1" office:value-type="string">
            <text:list xml:id="list154650038323577" text:continue-numbering="true" text:style-name="L1">
              <text:list-header>
                <text:p text:style-name="P92">[[4]]</text:p>
                <text:p text:style-name="P92">[1] "CUTN"</text:p>
                <text:p text:style-name="P92"/>
                <text:p text:style-name="P92">[[5]]</text:p>
                <text:p text:style-name="P92">NULL</text:p>
              </text:list-header>
            </text:list>
          </table:table-cell>
        </table:table-row>
      </table:table>
      <text:p text:style-name="P49"/>
      <text:list xml:id="list154651900571259" text:continue-numbering="true" text:style-name="L1">
        <text:list-header>
          <text:p text:style-name="P64"/>
        </text:list-header>
        <text:list-item>
          <text:p text:style-name="P123"><text:soft-page-break/>Converting a list to a vector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D"/>
        <table:table-row>
          <table:table-cell table:style-name="Table14.A1" table:number-columns-spanned="2" office:value-type="string">
            <text:p text:style-name="P53"><text:s text:c="11"/>&gt; myList</text:p>
          </table:table-cell>
          <table:covered-table-cell/>
          <table:table-cell table:style-name="Table14.A1" table:number-columns-spanned="2" office:value-type="string">
            <text:p text:style-name="P29"/>
          </table:table-cell>
          <table:covered-table-cell/>
        </table:table-row>
        <table:table-row>
          <table:table-cell table:style-name="Table14.A1" table:number-columns-spanned="2" office:value-type="string">
            <text:p text:style-name="P60"><text:s text:c="10"/>$myMatrix</text:p>
            <table:table table:name="Table15" table:style-name="Table15">
              <table:table-column table:style-name="Table15.A" table:number-columns-repeated="2"/>
              <table:table-column table:style-name="Table15.C"/>
              <table:table-row>
                <table:table-cell table:style-name="Table15.A1" office:value-type="string">
                  <text:p text:style-name="P25"/>
                </table:table-cell>
                <table:table-cell table:style-name="Table15.A1" office:value-type="string">
                  <text:p text:style-name="P53">[,1] </text:p>
                </table:table-cell>
                <table:table-cell table:style-name="Table15.A1" office:value-type="string">
                  <text:p text:style-name="P38"><text:span text:style-name="T2">[,</text:span><text:span text:style-name="T63">2</text:span><text:span text:style-name="T2">] </text:span></text:p>
                </table:table-cell>
              </table:table-row>
              <table:table-row>
                <table:table-cell table:style-name="Table15.A1" office:value-type="string">
                  <text:p text:style-name="P53">[1,]</text:p>
                </table:table-cell>
                <table:table-cell table:style-name="Table15.A1" office:value-type="string">
                  <text:p text:style-name="P15">1</text:p>
                </table:table-cell>
                <table:table-cell table:style-name="Table15.A1" office:value-type="string">
                  <text:p text:style-name="P23">3</text:p>
                </table:table-cell>
              </table:table-row>
              <table:table-row table:style-name="Table15.3">
                <table:table-cell table:style-name="Table15.A1" office:value-type="string">
                  <text:p text:style-name="P38"><text:span text:style-name="T2">[</text:span><text:span text:style-name="T63">2</text:span><text:span text:style-name="T2">,]</text:span></text:p>
                </table:table-cell>
                <table:table-cell table:style-name="Table15.A1" office:value-type="string">
                  <text:p text:style-name="P23">5</text:p>
                </table:table-cell>
                <table:table-cell table:style-name="Table15.A1" office:value-type="string">
                  <text:p text:style-name="P23">7</text:p>
                </table:table-cell>
              </table:table-row>
            </table:table>
            <text:p text:style-name="P60"/>
          </table:table-cell>
          <table:covered-table-cell/>
          <table:table-cell table:style-name="Table14.A1" table:number-columns-spanned="2" office:value-type="string">
            <text:p text:style-name="P53">$myVector</text:p>
            <text:p text:style-name="P53">[1] <text:s/>2 <text:s/>4 <text:s/>6 <text:s/>8 10</text:p>
          </table:table-cell>
          <table:covered-table-cell/>
        </table:table-row>
        <table:table-row>
          <table:table-cell table:style-name="Table14.A1" table:number-columns-spanned="2" office:value-type="string">
            <text:p text:style-name="P57">&gt; myVector &lt;- unlist (myList)</text:p>
          </table:table-cell>
          <table:covered-table-cell/>
          <table:table-cell table:style-name="Table14.A1" table:number-columns-spanned="2" office:value-type="string">
            <text:p text:style-name="P54"/>
          </table:table-cell>
          <table:covered-table-cell/>
        </table:table-row>
        <table:table-row>
          <table:table-cell table:style-name="Table14.A1" office:value-type="string">
            <text:p text:style-name="P58">my<text:span text:style-name="T65">Matrix1</text:span> </text:p>
            <text:p text:style-name="P58"><text:s text:c="7"/>1 </text:p>
          </table:table-cell>
          <table:table-cell table:style-name="Table14.A1" office:value-type="string">
            <text:p text:style-name="P59">my<text:span text:style-name="T65">Matrix2</text:span></text:p>
            <text:p text:style-name="P59"><text:s text:c="7"/><text:span text:style-name="T65">5</text:span></text:p>
          </table:table-cell>
          <table:table-cell table:style-name="Table14.A1" office:value-type="string">
            <text:p text:style-name="P59">my<text:span text:style-name="T65">Matrix3</text:span></text:p>
            <text:p text:style-name="P59"><text:s text:c="7"/><text:span text:style-name="T65">3</text:span></text:p>
          </table:table-cell>
          <table:table-cell table:style-name="Table14.A1" office:value-type="string">
            <text:p text:style-name="P59">my<text:span text:style-name="T65">Matrix4</text:span></text:p>
            <text:p text:style-name="P59"><text:s text:c="7"/><text:span text:style-name="T65">7</text:span></text:p>
          </table:table-cell>
        </table:table-row>
        <table:table-row>
          <table:table-cell table:style-name="Table14.A1" office:value-type="string">
            <text:p text:style-name="P62"><text:span text:style-name="T7">my</text:span><text:span text:style-name="T8">Vector1</text:span><text:span text:style-name="T7"> </text:span></text:p>
            <text:p text:style-name="P59"><text:s text:c="7"/><text:span text:style-name="T65">2</text:span> </text:p>
          </table:table-cell>
          <table:table-cell table:style-name="Table14.A1" office:value-type="string">
            <text:p text:style-name="P62"><text:span text:style-name="T7">my</text:span><text:span text:style-name="T8">Vector2</text:span></text:p>
            <text:p text:style-name="P59"><text:s text:c="7"/><text:span text:style-name="T65">4</text:span></text:p>
          </table:table-cell>
          <table:table-cell table:style-name="Table14.A1" office:value-type="string">
            <text:p text:style-name="P62"><text:span text:style-name="T7">my</text:span><text:span text:style-name="T8">Vector3</text:span></text:p>
            <text:p text:style-name="P59"><text:s text:c="7"/><text:span text:style-name="T65">6</text:span></text:p>
          </table:table-cell>
          <table:table-cell table:style-name="Table14.A1" office:value-type="string">
            <text:p text:style-name="P62"><text:span text:style-name="T7">my</text:span><text:span text:style-name="T8">Vector4</text:span></text:p>
            <text:p text:style-name="P59"><text:s text:c="6"/><text:span text:style-name="T65">8</text:span> </text:p>
          </table:table-cell>
        </table:table-row>
        <table:table-row>
          <table:table-cell table:style-name="Table14.A1" office:value-type="string">
            <text:p text:style-name="P62"><text:span text:style-name="T7">my</text:span><text:span text:style-name="T8">Vector5</text:span><text:span text:style-name="T7"> </text:span></text:p>
            <text:p text:style-name="P59"><text:s text:c="7"/><text:span text:style-name="T65">10</text:span></text:p>
          </table:table-cell>
          <table:table-cell table:style-name="Table14.A1" office:value-type="string">
            <text:p text:style-name="P62"/>
          </table:table-cell>
          <table:table-cell table:style-name="Table14.A1" office:value-type="string">
            <text:p text:style-name="P62"/>
          </table:table-cell>
          <table:table-cell table:style-name="Table14.A1" office:value-type="string">
            <text:p text:style-name="P62"/>
          </table:table-cell>
        </table:table-row>
      </table:table>
      <text:p text:style-name="P55"/>
      <text:list xml:id="list154650115223520" text:continue-numbering="true" text:style-name="L1">
        <text:list-header>
          <text:p text:style-name="P65"/>
        </text:list-header>
      </text:list>
      <text:p text:style-name="P128"><text:span text:style-name="T5">FACTORS</text:span><text:span text:style-name="T4">:</text:span></text:p>
      <text:list xml:id="list154651889902074" text:continue-list="list154650115223520" text:style-name="L1">
        <text:list-item text:start-value="1">
          <text:p text:style-name="P75"><text:span text:style-name="T51">Creating a </text:span><text:span text:style-name="T55">factor</text:span><text:span text:style-name="T51"> </text:span><text:span text:style-name="T53">using </text:span><text:span text:style-name="T52">the </text:span><text:span text:style-name="T55">factor</text:span><text:span text:style-name="T53"> ( ) function</text:span></text:p>
          <text:p text:style-name="P93">&gt; myData = c (1,2,2,4,6,3,1,2,3,4,6,6,1,3,1,2,3,3,1)<text:span text:style-name="T35"># </text:span><text:span text:style-name="T37">Creating a vector called myData</text:span></text:p>
          <text:p text:style-name="P93">&gt; myFactor = factor (myData)<text:tab/><text:tab/><text:span text:style-name="T35"># </text:span><text:span text:style-name="T37">Creating a factor using factor function by </text:span></text:p>
          <text:p text:style-name="P93">&gt; myFactor<text:tab/><text:tab/><text:tab/><text:tab/><text:tab/> <text:s text:c="2"/><text:span text:style-name="T37">passing a vector into it</text:span></text:p>
          <text:p text:style-name="P93"><text:s/>[1] 1 2 2 4 6 3 1 2 3 4 6 6 1 3 1 2 3 3 1</text:p>
          <text:p text:style-name="P93">Levels: 1 2 3 4 6</text:p>
          <text:p text:style-name="P93"/>
        </text:list-item>
        <text:list-item>
          <text:p text:style-name="P75"><text:span text:style-name="T56">Levels of</text:span><text:span text:style-name="T53"> </text:span><text:span text:style-name="T52">the </text:span><text:span text:style-name="T55">factor</text:span></text:p>
          <text:p text:style-name="P93">&gt; levels(myFactor)<text:tab/><text:tab/><text:span text:style-name="T35">#The choices "1" "2" "3" "4" </text:span><text:span text:style-name="T37">and</text:span><text:span text:style-name="T35"> "6" are the levels <text:s/>of the</text:span></text:p>
          <text:p text:style-name="P93">[1] "1" "2" "3" "4" "6"<text:tab/><text:span text:style-name="T35">factor and can be retrieved with the levels function</text:span></text:p>
          <text:p text:style-name="P75"><text:span text:style-name="T9">&gt; nlevels(myFactor)<text:tab/><text:tab/></text:span><text:span text:style-name="T38"># provides us </text:span><text:span text:style-name="T26">the </text:span><text:span text:style-name="Source_20_Text"><text:span text:style-name="T26">length</text:span></text:span><text:span text:style-name="T26"> of the </text:span><text:span text:style-name="Source_20_Text"><text:span text:style-name="T26">levels</text:span></text:span><text:span text:style-name="T26"> of the factor</text:span></text:p>
          <text:p text:style-name="P93"><text:span text:style-name="T67">[1] 5</text:span></text:p>
          <text:p text:style-name="P93"/>
        </text:list-item>
        <text:list-item>
          <text:p text:style-name="P106"><text:span text:style-name="T66">C</text:span>hanging factor levels<text:tab/></text:p>
          <text:p text:style-name="P106"><text:span text:style-name="T43"># </text:span><text:span text:style-name="T44">By specifying the levels arguments</text:span></text:p>
          <text:p text:style-name="P93">&gt; myData = c (1, 2, 2, 4, 6, 3, 1, 2, 3, 4, 6, 6, 1, 3, 1, 2, 3, 3, 1) </text:p>
          <text:p text:style-name="P93">&gt; myNewFactor = factor (myData, labels= c("One", "Two", "Three", "Four", "Six" ))</text:p>
          <text:p text:style-name="P93">&gt; myNewFactor</text:p>
          <text:p text:style-name="P93"><text:s/>[1] One <text:s text:c="2"/>Two <text:s text:c="2"/>Two <text:s text:c="2"/>Four <text:s/>Six <text:s text:c="2"/>Three One <text:s text:c="2"/>Two <text:s text:c="2"/>Three Four <text:s/>Six <text:s text:c="2"/>Six <text:s/></text:p>
          <text:p text:style-name="P93">[13] One <text:s text:c="2"/>Three One <text:s text:c="2"/>Two <text:s text:c="2"/>Three Three One <text:s/></text:p>
          <text:p text:style-name="P93">Levels: One Two Three Four Six</text:p>
          <text:p text:style-name="P93"/>
        </text:list-item>
        <text:list-item>
          <text:p text:style-name="P76"><text:span text:style-name="T57">Sorting</text:span><text:span text:style-name="T58"><text:tab/></text:span></text:p>
          <text:p text:style-name="P93">&gt; sort (myFactor)</text:p>
          <text:p text:style-name="P93"><text:s/>[1] 1 1 1 1 1 2 2 2 2 3 3 3 3 3 4 4 6 6 6</text:p>
          <text:p text:style-name="P75"><text:span text:style-name="T7">Levels: 1 2 3 4 6</text:span></text:p>
          <text:p text:style-name="P93">&gt; myFactor1 &lt;- factor (myData, levels = unique (myData))</text:p>
          <text:p text:style-name="P93">&gt; myFactor1</text:p>
          <text:p text:style-name="P93"><text:s/>[1] 1 2 2 4 6 3 1 2 3 4 6 6 1 3 1 2 3 3 1</text:p>
          <text:p text:style-name="P94">Levels: 1 2 4 6 3<text:tab/><text:span text:style-name="T45">#he</text:span><text:span text:style-name="T46">re the</text:span><text:span text:style-name="T45"> order of the levels match</text:span><text:span text:style-name="T46">es</text:span><text:span text:style-name="T45"> the order of the first <text:tab/><text:tab/><text:tab/><text:tab/> <text:s text:c="2"/>appearance in the data</text:span></text:p>
          <text:p text:style-name="P94"><text:span text:style-name="T45"/></text:p>
        </text:list-item>
        <text:list-item>
          <text:p text:style-name="P77"><text:span text:style-name="T59">Generating factor levels using gl (a, b)</text:span><text:span text:style-name="T58"><text:tab/> </text:span><text:span text:style-name="T59">function</text:span></text:p>
          <text:p text:style-name="P77"><text:span text:style-name="T42"># </text:span><text:span text:style-name="T39">where ‘a’ is the integers for numbers of levels and ‘b’ is an </text:span><text:span text:style-name="T49">integer for the number of times each level has repeated.</text:span></text:p>
          <text:p text:style-name="P95">&gt; gl (3, 2)</text:p>
          <text:p text:style-name="P95">[1] 1 1 2 2 3 3</text:p>
          <text:p text:style-name="P95">Levels: 1 2 3</text:p>
          <text:p text:style-name="P95">&gt; gl (4, 3)</text:p>
          <text:p text:style-name="P95"><text:s/>[1] 1 1 1 2 2 2 3 3 3 4 4 4</text:p>
          <text:p text:style-name="P95">Levels: 1 2 3 4</text:p>
          <text:p text:style-name="P95"><text:soft-page-break/>&gt; gl(3, 2, labels = c("mango", "berry", "apple"))</text:p>
          <text:p text:style-name="P95">[1] mango mango berry berry apple apple</text:p>
          <text:p text:style-name="P95">Levels: mango berry apple</text:p>
          <text:p text:style-name="P95"/>
        </text:list-item>
        <text:list-item>
          <text:p text:style-name="P78"><text:span text:style-name="T60">Combining factors</text:span><text:span text:style-name="T58"><text:tab/></text:span></text:p>
          <text:p text:style-name="P96">&gt; myAddons &lt;- gl(4, 2, labels = c("Nuts", "Cheese", "Olives", "Pepperoni"))</text:p>
          <text:p text:style-name="P96">&gt; myBase &lt;- gl (2,1,8, labels = c("Thin_crust", "Stuffed_crust"))</text:p>
          <text:p text:style-name="P96">&gt; myPizza &lt;- interaction (myAddons,myBase)</text:p>
          <text:p text:style-name="P96">&gt; myPizza</text:p>
          <text:p text:style-name="P96">[1] Nuts.Thin_crust <text:s text:c="8"/>Nuts.Stuffed_crust <text:s text:c="5"/>Cheese.Thin_crust <text:s text:c="5"/></text:p>
          <text:p text:style-name="P96">[4] Cheese.Stuffed_crust <text:s text:c="3"/>Olives.Thin_crust <text:s text:c="6"/>Olives.Stuffed_crust <text:s text:c="2"/></text:p>
          <text:p text:style-name="P96">[7] Pepperoni.Thin_crust <text:s text:c="3"/>Pepperoni.Stuffed_crust</text:p>
          <text:p text:style-name="P96">8 Levels: Nuts.Thin_crust Cheese.Thin_crust ... Pepperoni.Stuffed_crust</text:p>
        </text:list-item>
      </text:list>
      <text:p text:style-name="P49"/>
      <text:p text:style-name="P49"/>
      <text:p text:style-name="P129"><text:span text:style-name="T6">DATA FRAMES</text:span><text:span text:style-name="T4">:</text:span></text:p>
      <text:list xml:id="list154651883633417" text:continue-list="list154651889902074" text:style-name="L1">
        <text:list-item text:start-value="1">
          <text:p text:style-name="P79"><text:span text:style-name="T51">Creating a </text:span><text:span text:style-name="T61">dataframe</text:span><text:span text:style-name="T51"> </text:span><text:span text:style-name="T53">using </text:span><text:span text:style-name="T52">the </text:span><text:span text:style-name="T61">data.frame</text:span><text:span text:style-name="T53"> ( ) function</text:span></text:p>
          <text:p text:style-name="P97">&gt; myDataFrame &lt;- data.frame (items = c ("apple", "carrot", "tomato"), cost_per_item = c(110,60,25))</text:p>
          <text:p text:style-name="P97">&gt; myDataFrame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00"/>
          </table:table-cell>
          <table:table-cell table:style-name="Table16.A1" office:value-type="string">
            <text:p text:style-name="P100">items</text:p>
          </table:table-cell>
          <table:table-cell table:style-name="Table16.A1" office:value-type="string">
            <text:p text:style-name="P100">cost_per_item</text:p>
          </table:table-cell>
        </table:table-row>
        <table:table-row>
          <table:table-cell table:style-name="Table16.A1" office:value-type="string">
            <text:p text:style-name="P100">1</text:p>
          </table:table-cell>
          <table:table-cell table:style-name="Table16.A1" office:value-type="string">
            <text:p text:style-name="P100">apple</text:p>
          </table:table-cell>
          <table:table-cell table:style-name="Table16.A1" office:value-type="string">
            <text:p text:style-name="P100">110</text:p>
          </table:table-cell>
        </table:table-row>
        <table:table-row>
          <table:table-cell table:style-name="Table16.A1" office:value-type="string">
            <text:p text:style-name="P100">2</text:p>
          </table:table-cell>
          <table:table-cell table:style-name="Table16.A1" office:value-type="string">
            <text:p text:style-name="P100">carrot </text:p>
          </table:table-cell>
          <table:table-cell table:style-name="Table16.A1" office:value-type="string">
            <text:p text:style-name="P100">60</text:p>
          </table:table-cell>
        </table:table-row>
        <table:table-row>
          <table:table-cell table:style-name="Table16.A1" office:value-type="string">
            <text:p text:style-name="P100">3 </text:p>
          </table:table-cell>
          <table:table-cell table:style-name="Table16.A1" office:value-type="string">
            <text:p text:style-name="P100">tomato</text:p>
          </table:table-cell>
          <table:table-cell table:style-name="Table16.A1" office:value-type="string">
            <text:p text:style-name="P100">25</text:p>
          </table:table-cell>
        </table:table-row>
      </table:table>
      <text:p text:style-name="P99"/>
      <text:list xml:id="list154650307468404" text:continue-numbering="true" text:style-name="L1">
        <text:list-item>
          <text:p text:style-name="P79"><text:span text:style-name="T61">Class of the object c</text:span><text:span text:style-name="T51">re</text:span><text:span text:style-name="T61">ated</text:span></text:p>
          <text:p text:style-name="P97">&gt; class(myDataFrame)</text:p>
          <text:p text:style-name="P97">[1] "data.frame"</text:p>
        </text:list-item>
        <text:list-item>
          <text:p text:style-name="P124"><text:span text:style-name="T68">I</text:span>nspecting data frames</text:p>
          <text:p text:style-name="P97">&gt; rownames(myDataFrame)</text:p>
          <text:p text:style-name="P97">[1] "1" "2" "3"</text:p>
          <text:p text:style-name="P97"/>
          <text:p text:style-name="P97">&gt; colnames(myDataFrame)</text:p>
          <text:p text:style-name="P97">[1] "items" <text:s text:c="8"/>"cost_per_item"</text:p>
          <text:p text:style-name="P97"/>
          <text:p text:style-name="P97">&gt; dimnames(myDataFrame)</text:p>
          <text:p text:style-name="P97">[[1]]</text:p>
          <text:p text:style-name="P97">[1] "1" "2" "3"</text:p>
          <text:p text:style-name="P97">[[2]]</text:p>
          <text:p text:style-name="P97">[1] "items" <text:s text:c="8"/>"cost_per_item"</text:p>
          <text:p text:style-name="P97"/>
          <text:p text:style-name="P97">&gt; nrow(myDataFrame)</text:p>
          <text:p text:style-name="P97">[1] 3</text:p>
          <text:p text:style-name="P97"/>
          <text:p text:style-name="P97">&gt; ncol(myDataFrame)</text:p>
          <text:p text:style-name="P97">[1] 2</text:p>
          <text:p text:style-name="P97"/>
          <text:p text:style-name="P97">&gt; dim(myDataFrame)</text:p>
          <text:p text:style-name="P97">[1] 3 2</text:p>
          <text:p text:style-name="P97"/>
          <text:p text:style-name="P97">&gt; length (myDataFrame)</text:p>
          <text:p text:style-name="P97">[1] 2</text:p>
          <text:p text:style-name="P97"/>
          <text:p text:style-name="P97">&gt; names (myDataFrame)</text:p>
          <text:p text:style-name="P97">[1] "items" <text:s text:c="8"/>"cost_per_item"</text:p>
        </text:list-item>
        <text:list-item>
          <text:p text:style-name="P125"><text:soft-page-break/><text:span text:style-name="T68">I</text:span><text:span text:style-name="T69">ndex</text:span>ing data frames</text:p>
          <text:p text:style-name="P70">&gt; myDataFrame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01"/>
          </table:table-cell>
          <table:table-cell table:style-name="Table17.A1" office:value-type="string">
            <text:p text:style-name="P101">items</text:p>
          </table:table-cell>
          <table:table-cell table:style-name="Table17.A1" office:value-type="string">
            <text:p text:style-name="P101">cost_per_item</text:p>
          </table:table-cell>
        </table:table-row>
        <table:table-row>
          <table:table-cell table:style-name="Table17.A1" office:value-type="string">
            <text:p text:style-name="P101">1</text:p>
          </table:table-cell>
          <table:table-cell table:style-name="Table17.A1" office:value-type="string">
            <text:p text:style-name="P101">apple</text:p>
          </table:table-cell>
          <table:table-cell table:style-name="Table17.A1" office:value-type="string">
            <text:p text:style-name="P101">110</text:p>
          </table:table-cell>
        </table:table-row>
        <table:table-row>
          <table:table-cell table:style-name="Table17.A1" office:value-type="string">
            <text:p text:style-name="P101">2</text:p>
          </table:table-cell>
          <table:table-cell table:style-name="Table17.A1" office:value-type="string">
            <text:p text:style-name="P101">carrot </text:p>
          </table:table-cell>
          <table:table-cell table:style-name="Table17.A1" office:value-type="string">
            <text:p text:style-name="P101">60</text:p>
          </table:table-cell>
        </table:table-row>
        <table:table-row>
          <table:table-cell table:style-name="Table17.A1" office:value-type="string">
            <text:p text:style-name="P101">3 </text:p>
          </table:table-cell>
          <table:table-cell table:style-name="Table17.A1" office:value-type="string">
            <text:p text:style-name="P101">tomato</text:p>
          </table:table-cell>
          <table:table-cell table:style-name="Table17.A1" office:value-type="string">
            <text:p text:style-name="P101">25</text:p>
          </table:table-cell>
        </table:table-row>
      </table:table>
      <text:list xml:id="list154650195673005" text:continue-numbering="true" text:style-name="L1">
        <text:list-header>
          <text:p text:style-name="P66"/>
          <text:p text:style-name="P66">&gt; myDataFrame[,2]<text:tab/><text:tab/><text:tab/><text:span text:style-name="T47"># </text:span><text:span text:style-name="T50">Extracting 2</text:span><text:span text:style-name="T30">nd</text:span><text:span text:style-name="T50"> column</text:span></text:p>
          <text:p text:style-name="P66">[1] 110 <text:s/>60 <text:s/>25</text:p>
          <text:p text:style-name="P66"/>
          <text:p text:style-name="P69"><text:span text:style-name="T7">&gt; myDataFrame[2,]<text:tab/><text:tab/><text:tab/></text:span><text:span text:style-name="T42"># </text:span><text:span text:style-name="T40">Extracting 2</text:span><text:span text:style-name="T31">nd</text:span><text:span text:style-name="T40"> row</text:span></text:p>
          <text:p text:style-name="P66"><text:s text:c="3"/>items cost_per_item</text:p>
          <text:p text:style-name="P66">2 carrot <text:s text:c="11"/>60</text:p>
          <text:p text:style-name="P66"/>
          <text:p text:style-name="P71">&gt; myDataFrame["items"]<text:tab/><text:tab/></text:p>
        </text:list-header>
      </text:list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02"/>
          </table:table-cell>
          <table:table-cell table:style-name="Table18.A1" office:value-type="string">
            <text:p text:style-name="P102">items</text:p>
          </table:table-cell>
        </table:table-row>
        <table:table-row>
          <table:table-cell table:style-name="Table18.A1" office:value-type="string">
            <text:p text:style-name="P102">1</text:p>
          </table:table-cell>
          <table:table-cell table:style-name="Table18.A1" office:value-type="string">
            <text:p text:style-name="P102">apple</text:p>
          </table:table-cell>
        </table:table-row>
        <table:table-row>
          <table:table-cell table:style-name="Table18.A1" office:value-type="string">
            <text:p text:style-name="P102">2</text:p>
          </table:table-cell>
          <table:table-cell table:style-name="Table18.A1" office:value-type="string">
            <text:p text:style-name="P102">carrot </text:p>
          </table:table-cell>
        </table:table-row>
        <table:table-row>
          <table:table-cell table:style-name="Table18.A1" office:value-type="string">
            <text:p text:style-name="P102">3 </text:p>
          </table:table-cell>
          <table:table-cell table:style-name="Table18.A1" office:value-type="string">
            <text:p text:style-name="P102">tomato</text:p>
          </table:table-cell>
        </table:table-row>
      </table:table>
      <text:p text:style-name="P68"><text:tab/></text:p>
      <text:p text:style-name="P68"><text:tab/>&gt; myDataFrame[1:2]</text:p>
      <text:p text:style-name="P68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03"/>
          </table:table-cell>
          <table:table-cell table:style-name="Table20.A1" office:value-type="string">
            <text:p text:style-name="P103">items</text:p>
          </table:table-cell>
          <table:table-cell table:style-name="Table20.A1" office:value-type="string">
            <text:p text:style-name="P103">cost_per_item</text:p>
          </table:table-cell>
        </table:table-row>
        <table:table-row>
          <table:table-cell table:style-name="Table20.A1" office:value-type="string">
            <text:p text:style-name="P103">1</text:p>
          </table:table-cell>
          <table:table-cell table:style-name="Table20.A1" office:value-type="string">
            <text:p text:style-name="P103">apple</text:p>
          </table:table-cell>
          <table:table-cell table:style-name="Table20.A1" office:value-type="string">
            <text:p text:style-name="P103">110</text:p>
          </table:table-cell>
        </table:table-row>
        <table:table-row>
          <table:table-cell table:style-name="Table20.A1" office:value-type="string">
            <text:p text:style-name="P103">2</text:p>
          </table:table-cell>
          <table:table-cell table:style-name="Table20.A1" office:value-type="string">
            <text:p text:style-name="P103">carrot </text:p>
          </table:table-cell>
          <table:table-cell table:style-name="Table20.A1" office:value-type="string">
            <text:p text:style-name="P103">60</text:p>
          </table:table-cell>
        </table:table-row>
        <table:table-row>
          <table:table-cell table:style-name="Table20.A1" office:value-type="string">
            <text:p text:style-name="P103">3 </text:p>
          </table:table-cell>
          <table:table-cell table:style-name="Table20.A1" office:value-type="string">
            <text:p text:style-name="P103">tomato</text:p>
          </table:table-cell>
          <table:table-cell table:style-name="Table20.A1" office:value-type="string">
            <text:p text:style-name="P104">25</text:p>
          </table:table-cell>
        </table:table-row>
      </table:table>
      <text:p text:style-name="P68"><text:tab/></text:p>
      <text:p text:style-name="P67"><text:tab/>&gt; myDataFrame[1:2,1]</text:p>
      <text:p text:style-name="P67"><text:tab/>[1] apple <text:s/>carrot</text:p>
      <text:p text:style-name="P67"><text:tab/>Levels: apple carrot tomato</text:p>
      <text:p text:style-name="P67"/>
      <text:p text:style-name="P67"><text:tab/>&gt; myDataFrame[1:2,1, drop=FALSE]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03"/>
          </table:table-cell>
          <table:table-cell table:style-name="Table19.A1" office:value-type="string">
            <text:p text:style-name="P103">items</text:p>
          </table:table-cell>
        </table:table-row>
        <table:table-row>
          <table:table-cell table:style-name="Table19.A1" office:value-type="string">
            <text:p text:style-name="P103">1</text:p>
          </table:table-cell>
          <table:table-cell table:style-name="Table19.A1" office:value-type="string">
            <text:p text:style-name="P103">apple</text:p>
          </table:table-cell>
        </table:table-row>
        <table:table-row>
          <table:table-cell table:style-name="Table19.A1" office:value-type="string">
            <text:p text:style-name="P103">2</text:p>
          </table:table-cell>
          <table:table-cell table:style-name="Table19.A1" office:value-type="string">
            <text:p text:style-name="P103">carrot </text:p>
          </table:table-cell>
        </table:table-row>
      </table:table>
      <text:p text:style-name="P68"><text:tab/> </text:p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7"><text:span text:style-name="T4"/></text:p>
      <text:list xml:id="list154650761271069" text:continue-numbering="true" text:style-name="L1">
        <text:list-header>
          <text:p text:style-name="P90"/>
          <text:p text:style-name="P90"/>
          <text:p text:style-name="P90"/>
          <text:p text:style-name="P90"/>
        </text:list-header>
      </text:list>
      <text:p text:style-name="P126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30T15:12:23.532929066</meta:creation-date>
    <dc:date>2020-08-03T15:46:49.055389865</dc:date>
    <meta:editing-duration>PT4H38M26S</meta:editing-duration>
    <meta:editing-cycles>38</meta:editing-cycles>
    <meta:generator>LibreOffice/6.4.5.2$Linux_X86_64 LibreOffice_project/40$Build-2</meta:generator>
    <meta:document-statistic meta:table-count="20" meta:image-count="0" meta:object-count="0" meta:page-count="12" meta:paragraph-count="365" meta:word-count="1208" meta:character-count="6410" meta:non-whitespace-character-count="5184"/>
  </office:meta>
</office:document-meta>
</file>